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i-Diode" table:style-name="ta1">
        <table:table-column table:style-name="co1" table:number-columns-repeated="12" table:default-cell-style-name="Default"/>
        <table:table-row table:style-name="ro1">
          <table:table-cell office:value-type="string">
            <text:p>#U_E[V]</text:p>
          </table:table-cell>
          <table:table-cell office:value-type="string">
            <text:p>dU_E[V]</text:p>
          </table:table-cell>
          <table:table-cell office:value-type="string">
            <text:p>U_R [mV]</text:p>
          </table:table-cell>
          <table:table-cell office:value-type="string">
            <text:p>dU_R [mV]</text:p>
          </table:table-cell>
          <table:table-cell office:value-type="string">
            <text:p>U [V]</text:p>
          </table:table-cell>
          <table:table-cell office:value-type="string">
            <text:p>dU [V]</text:p>
          </table:table-cell>
          <table:table-cell office:value-type="string">
            <text:p>I_R [nA]</text:p>
          </table:table-cell>
          <table:table-cell office:value-type="string">
            <text:p>dI_R [nA]</text:p>
          </table:table-cell>
          <table:table-cell office:value-type="string">
            <text:p>I_i [nA]</text:p>
          </table:table-cell>
          <table:table-cell office:value-type="string">
            <text:p>dI_i [nA]</text:p>
          </table:table-cell>
          <table:table-cell office:value-type="string">
            <text:p>I [nA]</text:p>
          </table:table-cell>
          <table:table-cell office:value-type="string">
            <text:p>dI [nA]</text:p>
          </table:table-cell>
        </table:table-row>
        <table:table-row table:style-name="ro2">
          <table:table-cell table:style-name="ce1" office:value-type="float" office:value="-10">
            <text:p>-10.0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-8.8">
            <text:p>-8.800</text:p>
          </table:table-cell>
          <table:table-cell table:style-name="ce1" office:value-type="float" office:value="0.1">
            <text:p>0.100</text:p>
          </table:table-cell>
          <table:table-cell table:style-name="ce1" table:formula="of:=[.A2]-[.C2]*0.001" office:value-type="float" office:value="-9.9912">
            <text:p>-9.991</text:p>
          </table:table-cell>
          <table:table-cell table:style-name="ce1" table:formula="of:=[.B2]+0.001*[.D2]" office:value-type="float" office:value="0.1001">
            <text:p>0.100</text:p>
          </table:table-cell>
          <table:table-cell table:style-name="ce1" table:formula="of:=[.C2]" office:value-type="float" office:value="-8.8">
            <text:p>-8.800</text:p>
          </table:table-cell>
          <table:table-cell table:style-name="ce1" table:formula="of:=ABS([.G2])*(0.05 +ABS([.D2]/[.C2]))" office:value-type="float" office:value="0.54">
            <text:p>0.540</text:p>
          </table:table-cell>
          <table:table-cell table:style-name="ce1" table:formula="of:=2*[.G2]/3" office:value-type="float" office:value="-5.86666666666667">
            <text:p>-5.867</text:p>
          </table:table-cell>
          <table:table-cell table:style-name="ce1" table:formula="of:=ABS([.I2])*(ABS([.H2]/[.G2])+0.1)" office:value-type="float" office:value="0.946666666666667">
            <text:p>0.947</text:p>
          </table:table-cell>
          <table:table-cell table:style-name="ce1" table:formula="of:=[.G2]+[.I2]" office:value-type="float" office:value="-14.6666666666667">
            <text:p>-14.667</text:p>
          </table:table-cell>
          <table:table-cell table:style-name="ce1" table:formula="of:=[.J2]+[.H2]" office:value-type="float" office:value="1.48666666666667">
            <text:p>1.487</text:p>
          </table:table-cell>
        </table:table-row>
        <table:table-row table:style-name="ro2">
          <table:table-cell table:style-name="ce1" office:value-type="float" office:value="-9.5">
            <text:p>-9.5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-8.6">
            <text:p>-8.600</text:p>
          </table:table-cell>
          <table:table-cell table:style-name="ce1" office:value-type="float" office:value="0.1">
            <text:p>0.100</text:p>
          </table:table-cell>
          <table:table-cell table:style-name="ce1" table:formula="of:=[.A3]-[.C3]*0.001" office:value-type="float" office:value="-9.4914">
            <text:p>-9.491</text:p>
          </table:table-cell>
          <table:table-cell table:style-name="ce1" table:formula="of:=[.B3]+0.001*[.D3]" office:value-type="float" office:value="0.1001">
            <text:p>0.100</text:p>
          </table:table-cell>
          <table:table-cell table:style-name="ce1" table:formula="of:=[.C3]" office:value-type="float" office:value="-8.6">
            <text:p>-8.600</text:p>
          </table:table-cell>
          <table:table-cell table:style-name="ce1" table:formula="of:=ABS([.G3])*(0.05 +ABS([.D3]/[.C3]))" office:value-type="float" office:value="0.53">
            <text:p>0.530</text:p>
          </table:table-cell>
          <table:table-cell table:style-name="ce1" table:formula="of:=2*[.G3]/3" office:value-type="float" office:value="-5.73333333333333">
            <text:p>-5.733</text:p>
          </table:table-cell>
          <table:table-cell table:style-name="ce1" table:formula="of:=ABS([.I3])*(ABS([.H3]/[.G3])+0.1)" office:value-type="float" office:value="0.926666666666667">
            <text:p>0.927</text:p>
          </table:table-cell>
          <table:table-cell table:style-name="ce1" table:formula="of:=[.G3]+[.I3]" office:value-type="float" office:value="-14.3333333333333">
            <text:p>-14.333</text:p>
          </table:table-cell>
          <table:table-cell table:style-name="ce1" table:formula="of:=[.J3]+[.H3]" office:value-type="float" office:value="1.45666666666667">
            <text:p>1.457</text:p>
          </table:table-cell>
        </table:table-row>
        <table:table-row table:style-name="ro2">
          <table:table-cell table:style-name="ce1" office:value-type="float" office:value="-8.9">
            <text:p>-8.9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-8.3">
            <text:p>-8.300</text:p>
          </table:table-cell>
          <table:table-cell table:style-name="ce1" office:value-type="float" office:value="0.1">
            <text:p>0.100</text:p>
          </table:table-cell>
          <table:table-cell table:style-name="ce1" table:formula="of:=[.A4]-[.C4]*0.001" office:value-type="float" office:value="-8.8917">
            <text:p>-8.892</text:p>
          </table:table-cell>
          <table:table-cell table:style-name="ce1" table:formula="of:=[.B4]+0.001*[.D4]" office:value-type="float" office:value="0.1001">
            <text:p>0.100</text:p>
          </table:table-cell>
          <table:table-cell table:style-name="ce1" table:formula="of:=[.C4]" office:value-type="float" office:value="-8.3">
            <text:p>-8.300</text:p>
          </table:table-cell>
          <table:table-cell table:style-name="ce1" table:formula="of:=ABS([.G4])*(0.05 +ABS([.D4]/[.C4]))" office:value-type="float" office:value="0.515">
            <text:p>0.515</text:p>
          </table:table-cell>
          <table:table-cell table:style-name="ce1" table:formula="of:=2*[.G4]/3" office:value-type="float" office:value="-5.53333333333333">
            <text:p>-5.533</text:p>
          </table:table-cell>
          <table:table-cell table:style-name="ce1" table:formula="of:=ABS([.I4])*(ABS([.H4]/[.G4])+0.1)" office:value-type="float" office:value="0.896666666666667">
            <text:p>0.897</text:p>
          </table:table-cell>
          <table:table-cell table:style-name="ce1" table:formula="of:=[.G4]+[.I4]" office:value-type="float" office:value="-13.8333333333333">
            <text:p>-13.833</text:p>
          </table:table-cell>
          <table:table-cell table:style-name="ce1" table:formula="of:=[.J4]+[.H4]" office:value-type="float" office:value="1.41166666666667">
            <text:p>1.412</text:p>
          </table:table-cell>
        </table:table-row>
        <table:table-row table:style-name="ro2">
          <table:table-cell table:style-name="ce1" office:value-type="float" office:value="-8.5">
            <text:p>-8.5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-8.2">
            <text:p>-8.200</text:p>
          </table:table-cell>
          <table:table-cell table:style-name="ce1" office:value-type="float" office:value="0.1">
            <text:p>0.100</text:p>
          </table:table-cell>
          <table:table-cell table:style-name="ce1" table:formula="of:=[.A5]-[.C5]*0.001" office:value-type="float" office:value="-8.4918">
            <text:p>-8.492</text:p>
          </table:table-cell>
          <table:table-cell table:style-name="ce1" table:formula="of:=[.B5]+0.001*[.D5]" office:value-type="float" office:value="0.1001">
            <text:p>0.100</text:p>
          </table:table-cell>
          <table:table-cell table:style-name="ce1" table:formula="of:=[.C5]" office:value-type="float" office:value="-8.2">
            <text:p>-8.200</text:p>
          </table:table-cell>
          <table:table-cell table:style-name="ce1" table:formula="of:=ABS([.G5])*(0.05 +ABS([.D5]/[.C5]))" office:value-type="float" office:value="0.51">
            <text:p>0.510</text:p>
          </table:table-cell>
          <table:table-cell table:style-name="ce1" table:formula="of:=2*[.G5]/3" office:value-type="float" office:value="-5.46666666666667">
            <text:p>-5.467</text:p>
          </table:table-cell>
          <table:table-cell table:style-name="ce1" table:formula="of:=ABS([.I5])*(ABS([.H5]/[.G5])+0.1)" office:value-type="float" office:value="0.886666666666667">
            <text:p>0.887</text:p>
          </table:table-cell>
          <table:table-cell table:style-name="ce1" table:formula="of:=[.G5]+[.I5]" office:value-type="float" office:value="-13.6666666666667">
            <text:p>-13.667</text:p>
          </table:table-cell>
          <table:table-cell table:style-name="ce1" table:formula="of:=[.J5]+[.H5]" office:value-type="float" office:value="1.39666666666667">
            <text:p>1.397</text:p>
          </table:table-cell>
        </table:table-row>
        <table:table-row table:style-name="ro2">
          <table:table-cell table:style-name="ce1" office:value-type="float" office:value="-8">
            <text:p>-8.0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-7.9">
            <text:p>-7.900</text:p>
          </table:table-cell>
          <table:table-cell table:style-name="ce1" office:value-type="float" office:value="0.1">
            <text:p>0.100</text:p>
          </table:table-cell>
          <table:table-cell table:style-name="ce1" table:formula="of:=[.A6]-[.C6]*0.001" office:value-type="float" office:value="-7.9921">
            <text:p>-7.992</text:p>
          </table:table-cell>
          <table:table-cell table:style-name="ce1" table:formula="of:=[.B6]+0.001*[.D6]" office:value-type="float" office:value="0.1001">
            <text:p>0.100</text:p>
          </table:table-cell>
          <table:table-cell table:style-name="ce1" table:formula="of:=[.C6]" office:value-type="float" office:value="-7.9">
            <text:p>-7.900</text:p>
          </table:table-cell>
          <table:table-cell table:style-name="ce1" table:formula="of:=ABS([.G6])*(0.05 +ABS([.D6]/[.C6]))" office:value-type="float" office:value="0.495">
            <text:p>0.495</text:p>
          </table:table-cell>
          <table:table-cell table:style-name="ce1" table:formula="of:=2*[.G6]/3" office:value-type="float" office:value="-5.26666666666667">
            <text:p>-5.267</text:p>
          </table:table-cell>
          <table:table-cell table:style-name="ce1" table:formula="of:=ABS([.I6])*(ABS([.H6]/[.G6])+0.1)" office:value-type="float" office:value="0.856666666666667">
            <text:p>0.857</text:p>
          </table:table-cell>
          <table:table-cell table:style-name="ce1" table:formula="of:=[.G6]+[.I6]" office:value-type="float" office:value="-13.1666666666667">
            <text:p>-13.167</text:p>
          </table:table-cell>
          <table:table-cell table:style-name="ce1" table:formula="of:=[.J6]+[.H6]" office:value-type="float" office:value="1.35166666666667">
            <text:p>1.352</text:p>
          </table:table-cell>
        </table:table-row>
        <table:table-row table:style-name="ro2">
          <table:table-cell table:style-name="ce1" office:value-type="float" office:value="-7.5">
            <text:p>-7.5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-7.7">
            <text:p>-7.700</text:p>
          </table:table-cell>
          <table:table-cell table:style-name="ce1" office:value-type="float" office:value="0.1">
            <text:p>0.100</text:p>
          </table:table-cell>
          <table:table-cell table:style-name="ce1" table:formula="of:=[.A7]-[.C7]*0.001" office:value-type="float" office:value="-7.4923">
            <text:p>-7.492</text:p>
          </table:table-cell>
          <table:table-cell table:style-name="ce1" table:formula="of:=[.B7]+0.001*[.D7]" office:value-type="float" office:value="0.1001">
            <text:p>0.100</text:p>
          </table:table-cell>
          <table:table-cell table:style-name="ce1" table:formula="of:=[.C7]" office:value-type="float" office:value="-7.7">
            <text:p>-7.700</text:p>
          </table:table-cell>
          <table:table-cell table:style-name="ce1" table:formula="of:=ABS([.G7])*(0.05 +ABS([.D7]/[.C7]))" office:value-type="float" office:value="0.485">
            <text:p>0.485</text:p>
          </table:table-cell>
          <table:table-cell table:style-name="ce1" table:formula="of:=2*[.G7]/3" office:value-type="float" office:value="-5.13333333333333">
            <text:p>-5.133</text:p>
          </table:table-cell>
          <table:table-cell table:style-name="ce1" table:formula="of:=ABS([.I7])*(ABS([.H7]/[.G7])+0.1)" office:value-type="float" office:value="0.836666666666667">
            <text:p>0.837</text:p>
          </table:table-cell>
          <table:table-cell table:style-name="ce1" table:formula="of:=[.G7]+[.I7]" office:value-type="float" office:value="-12.8333333333333">
            <text:p>-12.833</text:p>
          </table:table-cell>
          <table:table-cell table:style-name="ce1" table:formula="of:=[.J7]+[.H7]" office:value-type="float" office:value="1.32166666666667">
            <text:p>1.322</text:p>
          </table:table-cell>
        </table:table-row>
        <table:table-row table:style-name="ro2">
          <table:table-cell table:style-name="ce1" office:value-type="float" office:value="-7">
            <text:p>-7.0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-7.5">
            <text:p>-7.500</text:p>
          </table:table-cell>
          <table:table-cell table:style-name="ce1" office:value-type="float" office:value="0.1">
            <text:p>0.100</text:p>
          </table:table-cell>
          <table:table-cell table:style-name="ce1" table:formula="of:=[.A8]-[.C8]*0.001" office:value-type="float" office:value="-6.9925">
            <text:p>-6.993</text:p>
          </table:table-cell>
          <table:table-cell table:style-name="ce1" table:formula="of:=[.B8]+0.001*[.D8]" office:value-type="float" office:value="0.1001">
            <text:p>0.100</text:p>
          </table:table-cell>
          <table:table-cell table:style-name="ce1" table:formula="of:=[.C8]" office:value-type="float" office:value="-7.5">
            <text:p>-7.500</text:p>
          </table:table-cell>
          <table:table-cell table:style-name="ce1" table:formula="of:=ABS([.G8])*(0.05 +ABS([.D8]/[.C8]))" office:value-type="float" office:value="0.475">
            <text:p>0.475</text:p>
          </table:table-cell>
          <table:table-cell table:style-name="ce1" table:formula="of:=2*[.G8]/3" office:value-type="float" office:value="-5">
            <text:p>-5.000</text:p>
          </table:table-cell>
          <table:table-cell table:style-name="ce1" table:formula="of:=ABS([.I8])*(ABS([.H8]/[.G8])+0.1)" office:value-type="float" office:value="0.816666666666667">
            <text:p>0.817</text:p>
          </table:table-cell>
          <table:table-cell table:style-name="ce1" table:formula="of:=[.G8]+[.I8]" office:value-type="float" office:value="-12.5">
            <text:p>-12.500</text:p>
          </table:table-cell>
          <table:table-cell table:style-name="ce1" table:formula="of:=[.J8]+[.H8]" office:value-type="float" office:value="1.29166666666667">
            <text:p>1.292</text:p>
          </table:table-cell>
        </table:table-row>
        <table:table-row table:style-name="ro2">
          <table:table-cell table:style-name="ce1" office:value-type="float" office:value="-6.5">
            <text:p>-6.5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-7.3">
            <text:p>-7.300</text:p>
          </table:table-cell>
          <table:table-cell table:style-name="ce1" office:value-type="float" office:value="0.1">
            <text:p>0.100</text:p>
          </table:table-cell>
          <table:table-cell table:style-name="ce1" table:formula="of:=[.A9]-[.C9]*0.001" office:value-type="float" office:value="-6.4927">
            <text:p>-6.493</text:p>
          </table:table-cell>
          <table:table-cell table:style-name="ce1" table:formula="of:=[.B9]+0.001*[.D9]" office:value-type="float" office:value="0.1001">
            <text:p>0.100</text:p>
          </table:table-cell>
          <table:table-cell table:style-name="ce1" table:formula="of:=[.C9]" office:value-type="float" office:value="-7.3">
            <text:p>-7.300</text:p>
          </table:table-cell>
          <table:table-cell table:style-name="ce1" table:formula="of:=ABS([.G9])*(0.05 +ABS([.D9]/[.C9]))" office:value-type="float" office:value="0.465">
            <text:p>0.465</text:p>
          </table:table-cell>
          <table:table-cell table:style-name="ce1" table:formula="of:=2*[.G9]/3" office:value-type="float" office:value="-4.86666666666667">
            <text:p>-4.867</text:p>
          </table:table-cell>
          <table:table-cell table:style-name="ce1" table:formula="of:=ABS([.I9])*(ABS([.H9]/[.G9])+0.1)" office:value-type="float" office:value="0.796666666666667">
            <text:p>0.797</text:p>
          </table:table-cell>
          <table:table-cell table:style-name="ce1" table:formula="of:=[.G9]+[.I9]" office:value-type="float" office:value="-12.1666666666667">
            <text:p>-12.167</text:p>
          </table:table-cell>
          <table:table-cell table:style-name="ce1" table:formula="of:=[.J9]+[.H9]" office:value-type="float" office:value="1.26166666666667">
            <text:p>1.262</text:p>
          </table:table-cell>
        </table:table-row>
        <table:table-row table:style-name="ro2">
          <table:table-cell table:style-name="ce1" office:value-type="float" office:value="-6">
            <text:p>-6.0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-7">
            <text:p>-7.000</text:p>
          </table:table-cell>
          <table:table-cell table:style-name="ce1" office:value-type="float" office:value="0.1">
            <text:p>0.100</text:p>
          </table:table-cell>
          <table:table-cell table:style-name="ce1" table:formula="of:=[.A10]-[.C10]*0.001" office:value-type="float" office:value="-5.993">
            <text:p>-5.993</text:p>
          </table:table-cell>
          <table:table-cell table:style-name="ce1" table:formula="of:=[.B10]+0.001*[.D10]" office:value-type="float" office:value="0.1001">
            <text:p>0.100</text:p>
          </table:table-cell>
          <table:table-cell table:style-name="ce1" table:formula="of:=[.C10]" office:value-type="float" office:value="-7">
            <text:p>-7.000</text:p>
          </table:table-cell>
          <table:table-cell table:style-name="ce1" table:formula="of:=ABS([.G10])*(0.05 +ABS([.D10]/[.C10]))" office:value-type="float" office:value="0.45">
            <text:p>0.450</text:p>
          </table:table-cell>
          <table:table-cell table:style-name="ce1" table:formula="of:=2*[.G10]/3" office:value-type="float" office:value="-4.66666666666667">
            <text:p>-4.667</text:p>
          </table:table-cell>
          <table:table-cell table:style-name="ce1" table:formula="of:=ABS([.I10])*(ABS([.H10]/[.G10])+0.1)" office:value-type="float" office:value="0.766666666666667">
            <text:p>0.767</text:p>
          </table:table-cell>
          <table:table-cell table:style-name="ce1" table:formula="of:=[.G10]+[.I10]" office:value-type="float" office:value="-11.6666666666667">
            <text:p>-11.667</text:p>
          </table:table-cell>
          <table:table-cell table:style-name="ce1" table:formula="of:=[.J10]+[.H10]" office:value-type="float" office:value="1.21666666666667">
            <text:p>1.217</text:p>
          </table:table-cell>
        </table:table-row>
        <table:table-row table:style-name="ro2">
          <table:table-cell table:style-name="ce1" office:value-type="float" office:value="-5.4">
            <text:p>-5.4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-6.8">
            <text:p>-6.800</text:p>
          </table:table-cell>
          <table:table-cell table:style-name="ce1" office:value-type="float" office:value="0.1">
            <text:p>0.100</text:p>
          </table:table-cell>
          <table:table-cell table:style-name="ce1" table:formula="of:=[.A11]-[.C11]*0.001" office:value-type="float" office:value="-5.3932">
            <text:p>-5.393</text:p>
          </table:table-cell>
          <table:table-cell table:style-name="ce1" table:formula="of:=[.B11]+0.001*[.D11]" office:value-type="float" office:value="0.1001">
            <text:p>0.100</text:p>
          </table:table-cell>
          <table:table-cell table:style-name="ce1" table:formula="of:=[.C11]" office:value-type="float" office:value="-6.8">
            <text:p>-6.800</text:p>
          </table:table-cell>
          <table:table-cell table:style-name="ce1" table:formula="of:=ABS([.G11])*(0.05 +ABS([.D11]/[.C11]))" office:value-type="float" office:value="0.44">
            <text:p>0.440</text:p>
          </table:table-cell>
          <table:table-cell table:style-name="ce1" table:formula="of:=2*[.G11]/3" office:value-type="float" office:value="-4.53333333333333">
            <text:p>-4.533</text:p>
          </table:table-cell>
          <table:table-cell table:style-name="ce1" table:formula="of:=ABS([.I11])*(ABS([.H11]/[.G11])+0.1)" office:value-type="float" office:value="0.746666666666667">
            <text:p>0.747</text:p>
          </table:table-cell>
          <table:table-cell table:style-name="ce1" table:formula="of:=[.G11]+[.I11]" office:value-type="float" office:value="-11.3333333333333">
            <text:p>-11.333</text:p>
          </table:table-cell>
          <table:table-cell table:style-name="ce1" table:formula="of:=[.J11]+[.H11]" office:value-type="float" office:value="1.18666666666667">
            <text:p>1.187</text:p>
          </table:table-cell>
        </table:table-row>
        <table:table-row table:style-name="ro2">
          <table:table-cell table:style-name="ce1" office:value-type="float" office:value="-5">
            <text:p>-5.0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-6.5">
            <text:p>-6.500</text:p>
          </table:table-cell>
          <table:table-cell table:style-name="ce1" office:value-type="float" office:value="0.1">
            <text:p>0.100</text:p>
          </table:table-cell>
          <table:table-cell table:style-name="ce1" table:formula="of:=[.A12]-[.C12]*0.001" office:value-type="float" office:value="-4.9935">
            <text:p>-4.994</text:p>
          </table:table-cell>
          <table:table-cell table:style-name="ce1" table:formula="of:=[.B12]+0.001*[.D12]" office:value-type="float" office:value="0.1001">
            <text:p>0.100</text:p>
          </table:table-cell>
          <table:table-cell table:style-name="ce1" table:formula="of:=[.C12]" office:value-type="float" office:value="-6.5">
            <text:p>-6.500</text:p>
          </table:table-cell>
          <table:table-cell table:style-name="ce1" table:formula="of:=ABS([.G12])*(0.05 +ABS([.D12]/[.C12]))" office:value-type="float" office:value="0.425">
            <text:p>0.425</text:p>
          </table:table-cell>
          <table:table-cell table:style-name="ce1" table:formula="of:=2*[.G12]/3" office:value-type="float" office:value="-4.33333333333333">
            <text:p>-4.333</text:p>
          </table:table-cell>
          <table:table-cell table:style-name="ce1" table:formula="of:=ABS([.I12])*(ABS([.H12]/[.G12])+0.1)" office:value-type="float" office:value="0.716666666666667">
            <text:p>0.717</text:p>
          </table:table-cell>
          <table:table-cell table:style-name="ce1" table:formula="of:=[.G12]+[.I12]" office:value-type="float" office:value="-10.8333333333333">
            <text:p>-10.833</text:p>
          </table:table-cell>
          <table:table-cell table:style-name="ce1" table:formula="of:=[.J12]+[.H12]" office:value-type="float" office:value="1.14166666666667">
            <text:p>1.142</text:p>
          </table:table-cell>
        </table:table-row>
        <table:table-row table:style-name="ro2">
          <table:table-cell table:style-name="ce1" office:value-type="float" office:value="-4.5">
            <text:p>-4.5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-6.3">
            <text:p>-6.300</text:p>
          </table:table-cell>
          <table:table-cell table:style-name="ce1" office:value-type="float" office:value="0.1">
            <text:p>0.100</text:p>
          </table:table-cell>
          <table:table-cell table:style-name="ce1" table:formula="of:=[.A13]-[.C13]*0.001" office:value-type="float" office:value="-4.4937">
            <text:p>-4.494</text:p>
          </table:table-cell>
          <table:table-cell table:style-name="ce1" table:formula="of:=[.B13]+0.001*[.D13]" office:value-type="float" office:value="0.1001">
            <text:p>0.100</text:p>
          </table:table-cell>
          <table:table-cell table:style-name="ce1" table:formula="of:=[.C13]" office:value-type="float" office:value="-6.3">
            <text:p>-6.300</text:p>
          </table:table-cell>
          <table:table-cell table:style-name="ce1" table:formula="of:=ABS([.G13])*(0.05 +ABS([.D13]/[.C13]))" office:value-type="float" office:value="0.415">
            <text:p>0.415</text:p>
          </table:table-cell>
          <table:table-cell table:style-name="ce1" table:formula="of:=2*[.G13]/3" office:value-type="float" office:value="-4.2">
            <text:p>-4.200</text:p>
          </table:table-cell>
          <table:table-cell table:style-name="ce1" table:formula="of:=ABS([.I13])*(ABS([.H13]/[.G13])+0.1)" office:value-type="float" office:value="0.696666666666667">
            <text:p>0.697</text:p>
          </table:table-cell>
          <table:table-cell table:style-name="ce1" table:formula="of:=[.G13]+[.I13]" office:value-type="float" office:value="-10.5">
            <text:p>-10.500</text:p>
          </table:table-cell>
          <table:table-cell table:style-name="ce1" table:formula="of:=[.J13]+[.H13]" office:value-type="float" office:value="1.11166666666667">
            <text:p>1.112</text:p>
          </table:table-cell>
        </table:table-row>
        <table:table-row table:style-name="ro2">
          <table:table-cell table:style-name="ce1" office:value-type="float" office:value="-4">
            <text:p>-4.0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-6.1">
            <text:p>-6.100</text:p>
          </table:table-cell>
          <table:table-cell table:style-name="ce1" office:value-type="float" office:value="0.1">
            <text:p>0.100</text:p>
          </table:table-cell>
          <table:table-cell table:style-name="ce1" table:formula="of:=[.A14]-[.C14]*0.001" office:value-type="float" office:value="-3.9939">
            <text:p>-3.994</text:p>
          </table:table-cell>
          <table:table-cell table:style-name="ce1" table:formula="of:=[.B14]+0.001*[.D14]" office:value-type="float" office:value="0.1001">
            <text:p>0.100</text:p>
          </table:table-cell>
          <table:table-cell table:style-name="ce1" table:formula="of:=[.C14]" office:value-type="float" office:value="-6.1">
            <text:p>-6.100</text:p>
          </table:table-cell>
          <table:table-cell table:style-name="ce1" table:formula="of:=ABS([.G14])*(0.05 +ABS([.D14]/[.C14]))" office:value-type="float" office:value="0.405">
            <text:p>0.405</text:p>
          </table:table-cell>
          <table:table-cell table:style-name="ce1" table:formula="of:=2*[.G14]/3" office:value-type="float" office:value="-4.06666666666667">
            <text:p>-4.067</text:p>
          </table:table-cell>
          <table:table-cell table:style-name="ce1" table:formula="of:=ABS([.I14])*(ABS([.H14]/[.G14])+0.1)" office:value-type="float" office:value="0.676666666666667">
            <text:p>0.677</text:p>
          </table:table-cell>
          <table:table-cell table:style-name="ce1" table:formula="of:=[.G14]+[.I14]" office:value-type="float" office:value="-10.1666666666667">
            <text:p>-10.167</text:p>
          </table:table-cell>
          <table:table-cell table:style-name="ce1" table:formula="of:=[.J14]+[.H14]" office:value-type="float" office:value="1.08166666666667">
            <text:p>1.082</text:p>
          </table:table-cell>
        </table:table-row>
        <table:table-row table:style-name="ro2">
          <table:table-cell table:style-name="ce1" office:value-type="float" office:value="-3.6">
            <text:p>-3.6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-5.7">
            <text:p>-5.700</text:p>
          </table:table-cell>
          <table:table-cell table:style-name="ce1" office:value-type="float" office:value="0.1">
            <text:p>0.100</text:p>
          </table:table-cell>
          <table:table-cell table:style-name="ce1" table:formula="of:=[.A15]-[.C15]*0.001" office:value-type="float" office:value="-3.5943">
            <text:p>-3.594</text:p>
          </table:table-cell>
          <table:table-cell table:style-name="ce1" table:formula="of:=[.B15]+0.001*[.D15]" office:value-type="float" office:value="0.1001">
            <text:p>0.100</text:p>
          </table:table-cell>
          <table:table-cell table:style-name="ce1" table:formula="of:=[.C15]" office:value-type="float" office:value="-5.7">
            <text:p>-5.700</text:p>
          </table:table-cell>
          <table:table-cell table:style-name="ce1" table:formula="of:=ABS([.G15])*(0.05 +ABS([.D15]/[.C15]))" office:value-type="float" office:value="0.385">
            <text:p>0.385</text:p>
          </table:table-cell>
          <table:table-cell table:style-name="ce1" table:formula="of:=2*[.G15]/3" office:value-type="float" office:value="-3.8">
            <text:p>-3.800</text:p>
          </table:table-cell>
          <table:table-cell table:style-name="ce1" table:formula="of:=ABS([.I15])*(ABS([.H15]/[.G15])+0.1)" office:value-type="float" office:value="0.636666666666667">
            <text:p>0.637</text:p>
          </table:table-cell>
          <table:table-cell table:style-name="ce1" table:formula="of:=[.G15]+[.I15]" office:value-type="float" office:value="-9.5">
            <text:p>-9.500</text:p>
          </table:table-cell>
          <table:table-cell table:style-name="ce1" table:formula="of:=[.J15]+[.H15]" office:value-type="float" office:value="1.02166666666667">
            <text:p>1.022</text:p>
          </table:table-cell>
        </table:table-row>
        <table:table-row table:style-name="ro2">
          <table:table-cell table:style-name="ce1" office:value-type="float" office:value="-3.1">
            <text:p>-3.1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-5.4">
            <text:p>-5.400</text:p>
          </table:table-cell>
          <table:table-cell table:style-name="ce1" office:value-type="float" office:value="0.1">
            <text:p>0.100</text:p>
          </table:table-cell>
          <table:table-cell table:style-name="ce1" table:formula="of:=[.A16]-[.C16]*0.001" office:value-type="float" office:value="-3.0946">
            <text:p>-3.095</text:p>
          </table:table-cell>
          <table:table-cell table:style-name="ce1" table:formula="of:=[.B16]+0.001*[.D16]" office:value-type="float" office:value="0.1001">
            <text:p>0.100</text:p>
          </table:table-cell>
          <table:table-cell table:style-name="ce1" table:formula="of:=[.C16]" office:value-type="float" office:value="-5.4">
            <text:p>-5.400</text:p>
          </table:table-cell>
          <table:table-cell table:style-name="ce1" table:formula="of:=ABS([.G16])*(0.05 +ABS([.D16]/[.C16]))" office:value-type="float" office:value="0.37">
            <text:p>0.370</text:p>
          </table:table-cell>
          <table:table-cell table:style-name="ce1" table:formula="of:=2*[.G16]/3" office:value-type="float" office:value="-3.6">
            <text:p>-3.600</text:p>
          </table:table-cell>
          <table:table-cell table:style-name="ce1" table:formula="of:=ABS([.I16])*(ABS([.H16]/[.G16])+0.1)" office:value-type="float" office:value="0.606666666666667">
            <text:p>0.607</text:p>
          </table:table-cell>
          <table:table-cell table:style-name="ce1" table:formula="of:=[.G16]+[.I16]" office:value-type="float" office:value="-9">
            <text:p>-9.000</text:p>
          </table:table-cell>
          <table:table-cell table:style-name="ce1" table:formula="of:=[.J16]+[.H16]" office:value-type="float" office:value="0.976666666666667">
            <text:p>0.977</text:p>
          </table:table-cell>
        </table:table-row>
        <table:table-row table:style-name="ro2">
          <table:table-cell table:style-name="ce1" office:value-type="float" office:value="-2.5">
            <text:p>-2.5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-5">
            <text:p>-5.000</text:p>
          </table:table-cell>
          <table:table-cell table:style-name="ce1" office:value-type="float" office:value="0.1">
            <text:p>0.100</text:p>
          </table:table-cell>
          <table:table-cell table:style-name="ce1" table:formula="of:=[.A17]-[.C17]*0.001" office:value-type="float" office:value="-2.495">
            <text:p>-2.495</text:p>
          </table:table-cell>
          <table:table-cell table:style-name="ce1" table:formula="of:=[.B17]+0.001*[.D17]" office:value-type="float" office:value="0.1001">
            <text:p>0.100</text:p>
          </table:table-cell>
          <table:table-cell table:style-name="ce1" table:formula="of:=[.C17]" office:value-type="float" office:value="-5">
            <text:p>-5.000</text:p>
          </table:table-cell>
          <table:table-cell table:style-name="ce1" table:formula="of:=ABS([.G17])*(0.05 +ABS([.D17]/[.C17]))" office:value-type="float" office:value="0.35">
            <text:p>0.350</text:p>
          </table:table-cell>
          <table:table-cell table:style-name="ce1" table:formula="of:=2*[.G17]/3" office:value-type="float" office:value="-3.33333333333333">
            <text:p>-3.333</text:p>
          </table:table-cell>
          <table:table-cell table:style-name="ce1" table:formula="of:=ABS([.I17])*(ABS([.H17]/[.G17])+0.1)" office:value-type="float" office:value="0.566666666666667">
            <text:p>0.567</text:p>
          </table:table-cell>
          <table:table-cell table:style-name="ce1" table:formula="of:=[.G17]+[.I17]" office:value-type="float" office:value="-8.33333333333333">
            <text:p>-8.333</text:p>
          </table:table-cell>
          <table:table-cell table:style-name="ce1" table:formula="of:=[.J17]+[.H17]" office:value-type="float" office:value="0.916666666666667">
            <text:p>0.917</text:p>
          </table:table-cell>
        </table:table-row>
        <table:table-row table:style-name="ro2">
          <table:table-cell table:style-name="ce1" office:value-type="float" office:value="-1.9">
            <text:p>-1.9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-4.5">
            <text:p>-4.500</text:p>
          </table:table-cell>
          <table:table-cell table:style-name="ce1" office:value-type="float" office:value="0.1">
            <text:p>0.100</text:p>
          </table:table-cell>
          <table:table-cell table:style-name="ce1" table:formula="of:=[.A18]-[.C18]*0.001" office:value-type="float" office:value="-1.8955">
            <text:p>-1.896</text:p>
          </table:table-cell>
          <table:table-cell table:style-name="ce1" table:formula="of:=[.B18]+0.001*[.D18]" office:value-type="float" office:value="0.1001">
            <text:p>0.100</text:p>
          </table:table-cell>
          <table:table-cell table:style-name="ce1" table:formula="of:=[.C18]" office:value-type="float" office:value="-4.5">
            <text:p>-4.500</text:p>
          </table:table-cell>
          <table:table-cell table:style-name="ce1" table:formula="of:=ABS([.G18])*(0.05 +ABS([.D18]/[.C18]))" office:value-type="float" office:value="0.325">
            <text:p>0.325</text:p>
          </table:table-cell>
          <table:table-cell table:style-name="ce1" table:formula="of:=2*[.G18]/3" office:value-type="float" office:value="-3">
            <text:p>-3.000</text:p>
          </table:table-cell>
          <table:table-cell table:style-name="ce1" table:formula="of:=ABS([.I18])*(ABS([.H18]/[.G18])+0.1)" office:value-type="float" office:value="0.516666666666667">
            <text:p>0.517</text:p>
          </table:table-cell>
          <table:table-cell table:style-name="ce1" table:formula="of:=[.G18]+[.I18]" office:value-type="float" office:value="-7.5">
            <text:p>-7.500</text:p>
          </table:table-cell>
          <table:table-cell table:style-name="ce1" table:formula="of:=[.J18]+[.H18]" office:value-type="float" office:value="0.841666666666666">
            <text:p>0.842</text:p>
          </table:table-cell>
        </table:table-row>
        <table:table-row table:style-name="ro2">
          <table:table-cell table:style-name="ce1" office:value-type="float" office:value="-1.5">
            <text:p>-1.5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-4.1">
            <text:p>-4.100</text:p>
          </table:table-cell>
          <table:table-cell table:style-name="ce1" office:value-type="float" office:value="0.1">
            <text:p>0.100</text:p>
          </table:table-cell>
          <table:table-cell table:style-name="ce1" table:formula="of:=[.A19]-[.C19]*0.001" office:value-type="float" office:value="-1.4959">
            <text:p>-1.496</text:p>
          </table:table-cell>
          <table:table-cell table:style-name="ce1" table:formula="of:=[.B19]+0.001*[.D19]" office:value-type="float" office:value="0.1001">
            <text:p>0.100</text:p>
          </table:table-cell>
          <table:table-cell table:style-name="ce1" table:formula="of:=[.C19]" office:value-type="float" office:value="-4.1">
            <text:p>-4.100</text:p>
          </table:table-cell>
          <table:table-cell table:style-name="ce1" table:formula="of:=ABS([.G19])*(0.05 +ABS([.D19]/[.C19]))" office:value-type="float" office:value="0.305">
            <text:p>0.305</text:p>
          </table:table-cell>
          <table:table-cell table:style-name="ce1" table:formula="of:=2*[.G19]/3" office:value-type="float" office:value="-2.73333333333333">
            <text:p>-2.733</text:p>
          </table:table-cell>
          <table:table-cell table:style-name="ce1" table:formula="of:=ABS([.I19])*(ABS([.H19]/[.G19])+0.1)" office:value-type="float" office:value="0.476666666666667">
            <text:p>0.477</text:p>
          </table:table-cell>
          <table:table-cell table:style-name="ce1" table:formula="of:=[.G19]+[.I19]" office:value-type="float" office:value="-6.83333333333333">
            <text:p>-6.833</text:p>
          </table:table-cell>
          <table:table-cell table:style-name="ce1" table:formula="of:=[.J19]+[.H19]" office:value-type="float" office:value="0.781666666666667">
            <text:p>0.782</text:p>
          </table:table-cell>
        </table:table-row>
        <table:table-row table:style-name="ro2">
          <table:table-cell table:style-name="ce1" office:value-type="float" office:value="-0.9">
            <text:p>-0.9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-3.6">
            <text:p>-3.600</text:p>
          </table:table-cell>
          <table:table-cell table:style-name="ce1" office:value-type="float" office:value="0.1">
            <text:p>0.100</text:p>
          </table:table-cell>
          <table:table-cell table:style-name="ce1" table:formula="of:=[.A20]-[.C20]*0.001" office:value-type="float" office:value="-0.8964">
            <text:p>-0.896</text:p>
          </table:table-cell>
          <table:table-cell table:style-name="ce1" table:formula="of:=[.B20]+0.001*[.D20]" office:value-type="float" office:value="0.1001">
            <text:p>0.100</text:p>
          </table:table-cell>
          <table:table-cell table:style-name="ce1" table:formula="of:=[.C20]" office:value-type="float" office:value="-3.6">
            <text:p>-3.600</text:p>
          </table:table-cell>
          <table:table-cell table:style-name="ce1" table:formula="of:=ABS([.G20])*(0.05 +ABS([.D20]/[.C20]))" office:value-type="float" office:value="0.28">
            <text:p>0.280</text:p>
          </table:table-cell>
          <table:table-cell table:style-name="ce1" table:formula="of:=2*[.G20]/3" office:value-type="float" office:value="-2.4">
            <text:p>-2.400</text:p>
          </table:table-cell>
          <table:table-cell table:style-name="ce1" table:formula="of:=ABS([.I20])*(ABS([.H20]/[.G20])+0.1)" office:value-type="float" office:value="0.426666666666667">
            <text:p>0.427</text:p>
          </table:table-cell>
          <table:table-cell table:style-name="ce1" table:formula="of:=[.G20]+[.I20]" office:value-type="float" office:value="-6">
            <text:p>-6.000</text:p>
          </table:table-cell>
          <table:table-cell table:style-name="ce1" table:formula="of:=[.J20]+[.H20]" office:value-type="float" office:value="0.706666666666667">
            <text:p>0.707</text:p>
          </table:table-cell>
        </table:table-row>
        <table:table-row table:style-name="ro2">
          <table:table-cell table:style-name="ce1" office:value-type="float" office:value="-0.4">
            <text:p>-0.4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-3">
            <text:p>-3.000</text:p>
          </table:table-cell>
          <table:table-cell table:style-name="ce1" office:value-type="float" office:value="0.1">
            <text:p>0.100</text:p>
          </table:table-cell>
          <table:table-cell table:style-name="ce1" table:formula="of:=[.A21]-[.C21]*0.001" office:value-type="float" office:value="-0.397">
            <text:p>-0.397</text:p>
          </table:table-cell>
          <table:table-cell table:style-name="ce1" table:formula="of:=[.B21]+0.001*[.D21]" office:value-type="float" office:value="0.1001">
            <text:p>0.100</text:p>
          </table:table-cell>
          <table:table-cell table:style-name="ce1" table:formula="of:=[.C21]" office:value-type="float" office:value="-3">
            <text:p>-3.000</text:p>
          </table:table-cell>
          <table:table-cell table:style-name="ce1" table:formula="of:=ABS([.G21])*(0.05 +ABS([.D21]/[.C21]))" office:value-type="float" office:value="0.25">
            <text:p>0.250</text:p>
          </table:table-cell>
          <table:table-cell table:style-name="ce1" table:formula="of:=2*[.G21]/3" office:value-type="float" office:value="-2">
            <text:p>-2.000</text:p>
          </table:table-cell>
          <table:table-cell table:style-name="ce1" table:formula="of:=ABS([.I21])*(ABS([.H21]/[.G21])+0.1)" office:value-type="float" office:value="0.366666666666667">
            <text:p>0.367</text:p>
          </table:table-cell>
          <table:table-cell table:style-name="ce1" table:formula="of:=[.G21]+[.I21]" office:value-type="float" office:value="-5">
            <text:p>-5.000</text:p>
          </table:table-cell>
          <table:table-cell table:style-name="ce1" table:formula="of:=[.J21]+[.H21]" office:value-type="float" office:value="0.616666666666667">
            <text:p>0.617</text:p>
          </table:table-cell>
        </table:table-row>
        <table:table-row table:style-name="ro2">
          <table:table-cell table:style-name="ce1" office:value-type="float" office:value="-0.1">
            <text:p>-0.1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-2">
            <text:p>-2.000</text:p>
          </table:table-cell>
          <table:table-cell table:style-name="ce1" office:value-type="float" office:value="0.1">
            <text:p>0.100</text:p>
          </table:table-cell>
          <table:table-cell table:style-name="ce1" table:formula="of:=[.A22]-[.C22]*0.001" office:value-type="float" office:value="-0.098">
            <text:p>-0.098</text:p>
          </table:table-cell>
          <table:table-cell table:style-name="ce1" table:formula="of:=[.B22]+0.001*[.D22]" office:value-type="float" office:value="0.1001">
            <text:p>0.100</text:p>
          </table:table-cell>
          <table:table-cell table:style-name="ce1" table:formula="of:=[.C22]" office:value-type="float" office:value="-2">
            <text:p>-2.000</text:p>
          </table:table-cell>
          <table:table-cell table:style-name="ce1" table:formula="of:=ABS([.G22])*(0.05 +ABS([.D22]/[.C22]))" office:value-type="float" office:value="0.2">
            <text:p>0.200</text:p>
          </table:table-cell>
          <table:table-cell table:style-name="ce1" table:formula="of:=2*[.G22]/3" office:value-type="float" office:value="-1.33333333333333">
            <text:p>-1.333</text:p>
          </table:table-cell>
          <table:table-cell table:style-name="ce1" table:formula="of:=ABS([.I22])*(ABS([.H22]/[.G22])+0.1)" office:value-type="float" office:value="0.266666666666667">
            <text:p>0.267</text:p>
          </table:table-cell>
          <table:table-cell table:style-name="ce1" table:formula="of:=[.G22]+[.I22]" office:value-type="float" office:value="-3.33333333333333">
            <text:p>-3.333</text:p>
          </table:table-cell>
          <table:table-cell table:style-name="ce1" table:formula="of:=[.J22]+[.H22]" office:value-type="float" office:value="0.466666666666667">
            <text:p>0.467</text:p>
          </table:table-cell>
        </table:table-row>
        <table:table-row table:style-name="ro2">
          <table:table-cell table:style-name="ce1" office:value-type="float" office:value="0">
            <text:p>0.0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0">
            <text:p>0.000</text:p>
          </table:table-cell>
          <table:table-cell table:style-name="ce1" office:value-type="float" office:value="1">
            <text:p>1.000</text:p>
          </table:table-cell>
          <table:table-cell table:style-name="ce1" table:formula="of:=[.A23]-[.C23]*0.001" office:value-type="float" office:value="0">
            <text:p>0.000</text:p>
          </table:table-cell>
          <table:table-cell table:style-name="ce1" table:formula="of:=[.B23]+0.001*[.D23]" office:value-type="float" office:value="0.101">
            <text:p>0.101</text:p>
          </table:table-cell>
          <table:table-cell table:style-name="ce1" table:formula="of:=[.C23]" office:value-type="float" office:value="0">
            <text:p>0.000</text:p>
          </table:table-cell>
          <table:table-cell table:style-name="ce1" table:formula="of:=ABS([.G23])*(0.05 +ABS([.D23]/[.C23]))" office:value-type="float" office:value="0">
            <text:p>#DIV/0!</text:p>
          </table:table-cell>
          <table:table-cell table:style-name="ce1" table:formula="of:=2*[.G23]/3" office:value-type="float" office:value="0">
            <text:p>0.000</text:p>
          </table:table-cell>
          <table:table-cell table:style-name="ce1" table:formula="of:=ABS([.I23])*(ABS([.H23]/[.G23])+0.1)" office:value-type="float" office:value="0">
            <text:p>#DIV/0!</text:p>
          </table:table-cell>
          <table:table-cell table:style-name="ce1" table:formula="of:=[.G23]+[.I23]" office:value-type="float" office:value="0">
            <text:p>0.000</text:p>
          </table:table-cell>
          <table:table-cell table:style-name="ce1" table:formula="of:=[.J23]+[.H23]" office:value-type="float" office:value="0">
            <text:p>#DIV/0!</text:p>
          </table:table-cell>
        </table:table-row>
        <table:table-row table:style-name="ro2">
          <table:table-cell table:number-columns-repeated="2" table:style-name="ce1" office:value-type="float" office:value="0.1">
            <text:p>0.100</text:p>
          </table:table-cell>
          <table:table-cell table:style-name="ce1" office:value-type="float" office:value="35">
            <text:p>35.000</text:p>
          </table:table-cell>
          <table:table-cell table:style-name="ce1" office:value-type="float" office:value="0.1">
            <text:p>0.100</text:p>
          </table:table-cell>
          <table:table-cell table:style-name="ce1" table:formula="of:=[.A24]-[.C24]*0.001" office:value-type="float" office:value="0.065">
            <text:p>0.065</text:p>
          </table:table-cell>
          <table:table-cell table:style-name="ce1" table:formula="of:=[.B24]+0.001*[.D24]" office:value-type="float" office:value="0.1001">
            <text:p>0.100</text:p>
          </table:table-cell>
          <table:table-cell table:style-name="ce1" table:formula="of:=[.C24]" office:value-type="float" office:value="35">
            <text:p>35.000</text:p>
          </table:table-cell>
          <table:table-cell table:style-name="ce1" table:formula="of:=ABS([.G24])*(0.05 +ABS([.D24]/[.C24]))" office:value-type="float" office:value="1.85">
            <text:p>1.850</text:p>
          </table:table-cell>
          <table:table-cell table:style-name="ce1" table:formula="of:=2*[.G24]/3" office:value-type="float" office:value="23.3333333333333">
            <text:p>23.333</text:p>
          </table:table-cell>
          <table:table-cell table:style-name="ce1" table:formula="of:=ABS([.I24])*(ABS([.H24]/[.G24])+0.1)" office:value-type="float" office:value="3.56666666666667">
            <text:p>3.567</text:p>
          </table:table-cell>
          <table:table-cell table:style-name="ce1" table:formula="of:=[.G24]+[.I24]" office:value-type="float" office:value="58.3333333333333">
            <text:p>58.333</text:p>
          </table:table-cell>
          <table:table-cell table:style-name="ce1" table:formula="of:=[.J24]+[.H24]" office:value-type="float" office:value="5.41666666666667">
            <text:p>5.417</text:p>
          </table:table-cell>
        </table:table-row>
        <table:table-row table:style-name="ro2">
          <table:table-cell table:style-name="ce1" office:value-type="float" office:value="0.2">
            <text:p>0.2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123.1">
            <text:p>123.100</text:p>
          </table:table-cell>
          <table:table-cell table:style-name="ce1" office:value-type="float" office:value="0.1">
            <text:p>0.100</text:p>
          </table:table-cell>
          <table:table-cell table:style-name="ce1" table:formula="of:=[.A25]-[.C25]*0.001" office:value-type="float" office:value="0.0769">
            <text:p>0.077</text:p>
          </table:table-cell>
          <table:table-cell table:style-name="ce1" table:formula="of:=[.B25]+0.001*[.D25]" office:value-type="float" office:value="0.1001">
            <text:p>0.100</text:p>
          </table:table-cell>
          <table:table-cell table:style-name="ce1" table:formula="of:=[.C25]" office:value-type="float" office:value="123.1">
            <text:p>123.100</text:p>
          </table:table-cell>
          <table:table-cell table:style-name="ce1" table:formula="of:=ABS([.G25])*(0.05 +ABS([.D25]/[.C25]))" office:value-type="float" office:value="6.255">
            <text:p>6.255</text:p>
          </table:table-cell>
          <table:table-cell table:style-name="ce1" table:formula="of:=2*[.G25]/3" office:value-type="float" office:value="82.0666666666667">
            <text:p>82.067</text:p>
          </table:table-cell>
          <table:table-cell table:style-name="ce1" table:formula="of:=ABS([.I25])*(ABS([.H25]/[.G25])+0.1)" office:value-type="float" office:value="12.3766666666667">
            <text:p>12.377</text:p>
          </table:table-cell>
          <table:table-cell table:style-name="ce1" table:formula="of:=[.G25]+[.I25]" office:value-type="float" office:value="205.166666666667">
            <text:p>205.167</text:p>
          </table:table-cell>
          <table:table-cell table:style-name="ce1" table:formula="of:=[.J25]+[.H25]" office:value-type="float" office:value="18.6316666666667">
            <text:p>18.632</text:p>
          </table:table-cell>
        </table:table-row>
        <table:table-row table:style-name="ro2">
          <table:table-cell table:style-name="ce1" office:value-type="float" office:value="0.3">
            <text:p>0.3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180.8">
            <text:p>180.800</text:p>
          </table:table-cell>
          <table:table-cell table:style-name="ce1" office:value-type="float" office:value="0.2">
            <text:p>0.200</text:p>
          </table:table-cell>
          <table:table-cell table:style-name="ce1" table:formula="of:=[.A26]-[.C26]*0.001" office:value-type="float" office:value="0.1192">
            <text:p>0.119</text:p>
          </table:table-cell>
          <table:table-cell table:style-name="ce1" table:formula="of:=[.B26]+0.001*[.D26]" office:value-type="float" office:value="0.1002">
            <text:p>0.100</text:p>
          </table:table-cell>
          <table:table-cell table:style-name="ce1" table:formula="of:=[.C26]" office:value-type="float" office:value="180.8">
            <text:p>180.800</text:p>
          </table:table-cell>
          <table:table-cell table:style-name="ce1" table:formula="of:=ABS([.G26])*(0.05 +ABS([.D26]/[.C26]))" office:value-type="float" office:value="9.24">
            <text:p>9.240</text:p>
          </table:table-cell>
          <table:table-cell table:style-name="ce1" table:formula="of:=2*[.G26]/3" office:value-type="float" office:value="120.533333333333">
            <text:p>120.533</text:p>
          </table:table-cell>
          <table:table-cell table:style-name="ce1" table:formula="of:=ABS([.I26])*(ABS([.H26]/[.G26])+0.1)" office:value-type="float" office:value="18.2133333333333">
            <text:p>18.213</text:p>
          </table:table-cell>
          <table:table-cell table:style-name="ce1" table:formula="of:=[.G26]+[.I26]" office:value-type="float" office:value="301.333333333333">
            <text:p>301.333</text:p>
          </table:table-cell>
          <table:table-cell table:style-name="ce1" table:formula="of:=[.J26]+[.H26]" office:value-type="float" office:value="27.4533333333333">
            <text:p>27.453</text:p>
          </table:table-cell>
        </table:table-row>
        <table:table-row table:style-name="ro2">
          <table:table-cell table:style-name="ce1" office:value-type="float" office:value="0.4">
            <text:p>0.4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247.8">
            <text:p>247.800</text:p>
          </table:table-cell>
          <table:table-cell table:style-name="ce1" office:value-type="float" office:value="0.2">
            <text:p>0.200</text:p>
          </table:table-cell>
          <table:table-cell table:style-name="ce1" table:formula="of:=[.A27]-[.C27]*0.001" office:value-type="float" office:value="0.1522">
            <text:p>0.152</text:p>
          </table:table-cell>
          <table:table-cell table:style-name="ce1" table:formula="of:=[.B27]+0.001*[.D27]" office:value-type="float" office:value="0.1002">
            <text:p>0.100</text:p>
          </table:table-cell>
          <table:table-cell table:style-name="ce1" table:formula="of:=[.C27]" office:value-type="float" office:value="247.8">
            <text:p>247.800</text:p>
          </table:table-cell>
          <table:table-cell table:style-name="ce1" table:formula="of:=ABS([.G27])*(0.05 +ABS([.D27]/[.C27]))" office:value-type="float" office:value="12.59">
            <text:p>12.590</text:p>
          </table:table-cell>
          <table:table-cell table:style-name="ce1" table:formula="of:=2*[.G27]/3" office:value-type="float" office:value="165.2">
            <text:p>165.200</text:p>
          </table:table-cell>
          <table:table-cell table:style-name="ce1" table:formula="of:=ABS([.I27])*(ABS([.H27]/[.G27])+0.1)" office:value-type="float" office:value="24.9133333333333">
            <text:p>24.913</text:p>
          </table:table-cell>
          <table:table-cell table:style-name="ce1" table:formula="of:=[.G27]+[.I27]" office:value-type="float" office:value="413">
            <text:p>413.000</text:p>
          </table:table-cell>
          <table:table-cell table:style-name="ce1" table:formula="of:=[.J27]+[.H27]" office:value-type="float" office:value="37.5033333333333">
            <text:p>37.503</text:p>
          </table:table-cell>
        </table:table-row>
        <table:table-row table:style-name="ro2">
          <table:table-cell table:style-name="ce1" office:value-type="float" office:value="0.5">
            <text:p>0.5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353.5">
            <text:p>353.500</text:p>
          </table:table-cell>
          <table:table-cell table:style-name="ce1" office:value-type="float" office:value="0.2">
            <text:p>0.200</text:p>
          </table:table-cell>
          <table:table-cell table:style-name="ce1" table:formula="of:=[.A28]-[.C28]*0.001" office:value-type="float" office:value="0.1465">
            <text:p>0.147</text:p>
          </table:table-cell>
          <table:table-cell table:style-name="ce1" table:formula="of:=[.B28]+0.001*[.D28]" office:value-type="float" office:value="0.1002">
            <text:p>0.100</text:p>
          </table:table-cell>
          <table:table-cell table:style-name="ce1" table:formula="of:=[.C28]" office:value-type="float" office:value="353.5">
            <text:p>353.500</text:p>
          </table:table-cell>
          <table:table-cell table:style-name="ce1" table:formula="of:=ABS([.G28])*(0.05 +ABS([.D28]/[.C28]))" office:value-type="float" office:value="17.875">
            <text:p>17.875</text:p>
          </table:table-cell>
          <table:table-cell table:style-name="ce1" table:formula="of:=2*[.G28]/3" office:value-type="float" office:value="235.666666666667">
            <text:p>235.667</text:p>
          </table:table-cell>
          <table:table-cell table:style-name="ce1" table:formula="of:=ABS([.I28])*(ABS([.H28]/[.G28])+0.1)" office:value-type="float" office:value="35.4833333333333">
            <text:p>35.483</text:p>
          </table:table-cell>
          <table:table-cell table:style-name="ce1" table:formula="of:=[.G28]+[.I28]" office:value-type="float" office:value="589.166666666667">
            <text:p>589.167</text:p>
          </table:table-cell>
          <table:table-cell table:style-name="ce1" table:formula="of:=[.J28]+[.H28]" office:value-type="float" office:value="53.3583333333333">
            <text:p>53.358</text:p>
          </table:table-cell>
        </table:table-row>
        <table:table-row table:style-name="ro2">
          <table:table-cell table:style-name="ce1" office:value-type="float" office:value="1">
            <text:p>1.0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815">
            <text:p>815.000</text:p>
          </table:table-cell>
          <table:table-cell table:style-name="ce1" office:value-type="float" office:value="1">
            <text:p>1.000</text:p>
          </table:table-cell>
          <table:table-cell table:style-name="ce1" table:formula="of:=[.A29]-[.C29]*0.001" office:value-type="float" office:value="0.185">
            <text:p>0.185</text:p>
          </table:table-cell>
          <table:table-cell table:style-name="ce1" table:formula="of:=[.B29]+0.001*[.D29]" office:value-type="float" office:value="0.101">
            <text:p>0.101</text:p>
          </table:table-cell>
          <table:table-cell table:style-name="ce1" table:formula="of:=[.C29]" office:value-type="float" office:value="815">
            <text:p>815.000</text:p>
          </table:table-cell>
          <table:table-cell table:style-name="ce1" table:formula="of:=ABS([.G29])*(0.05 +ABS([.D29]/[.C29]))" office:value-type="float" office:value="41.75">
            <text:p>41.750</text:p>
          </table:table-cell>
          <table:table-cell table:style-name="ce1" table:formula="of:=2*[.G29]/3" office:value-type="float" office:value="543.333333333333">
            <text:p>543.333</text:p>
          </table:table-cell>
          <table:table-cell table:style-name="ce1" table:formula="of:=ABS([.I29])*(ABS([.H29]/[.G29])+0.1)" office:value-type="float" office:value="82.1666666666667">
            <text:p>82.167</text:p>
          </table:table-cell>
          <table:table-cell table:style-name="ce1" table:formula="of:=[.G29]+[.I29]" office:value-type="float" office:value="1358.33333333333">
            <text:p>1358.333</text:p>
          </table:table-cell>
          <table:table-cell table:style-name="ce1" table:formula="of:=[.J29]+[.H29]" office:value-type="float" office:value="123.916666666667">
            <text:p>123.917</text:p>
          </table:table-cell>
        </table:table-row>
        <table:table-row table:style-name="ro2">
          <table:table-cell table:style-name="ce1" office:value-type="float" office:value="1.5">
            <text:p>1.5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1291">
            <text:p>1291.000</text:p>
          </table:table-cell>
          <table:table-cell table:style-name="ce1" office:value-type="float" office:value="1">
            <text:p>1.000</text:p>
          </table:table-cell>
          <table:table-cell table:style-name="ce1" table:formula="of:=[.A30]-[.C30]*0.001" office:value-type="float" office:value="0.209">
            <text:p>0.209</text:p>
          </table:table-cell>
          <table:table-cell table:style-name="ce1" table:formula="of:=[.B30]+0.001*[.D30]" office:value-type="float" office:value="0.101">
            <text:p>0.101</text:p>
          </table:table-cell>
          <table:table-cell table:style-name="ce1" table:formula="of:=[.C30]" office:value-type="float" office:value="1291">
            <text:p>1291.000</text:p>
          </table:table-cell>
          <table:table-cell table:style-name="ce1" table:formula="of:=ABS([.G30])*(0.05 +ABS([.D30]/[.C30]))" office:value-type="float" office:value="65.55">
            <text:p>65.550</text:p>
          </table:table-cell>
          <table:table-cell table:style-name="ce1" table:formula="of:=2*[.G30]/3" office:value-type="float" office:value="860.666666666667">
            <text:p>860.667</text:p>
          </table:table-cell>
          <table:table-cell table:style-name="ce1" table:formula="of:=ABS([.I30])*(ABS([.H30]/[.G30])+0.1)" office:value-type="float" office:value="129.766666666667">
            <text:p>129.767</text:p>
          </table:table-cell>
          <table:table-cell table:style-name="ce1" table:formula="of:=[.G30]+[.I30]" office:value-type="float" office:value="2151.66666666667">
            <text:p>2151.667</text:p>
          </table:table-cell>
          <table:table-cell table:style-name="ce1" table:formula="of:=[.J30]+[.H30]" office:value-type="float" office:value="195.316666666667">
            <text:p>195.317</text:p>
          </table:table-cell>
        </table:table-row>
        <table:table-row table:style-name="ro2">
          <table:table-cell table:style-name="ce1" office:value-type="float" office:value="2">
            <text:p>2.0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1766">
            <text:p>1766.000</text:p>
          </table:table-cell>
          <table:table-cell table:style-name="ce1" office:value-type="float" office:value="1">
            <text:p>1.000</text:p>
          </table:table-cell>
          <table:table-cell table:style-name="ce1" table:formula="of:=[.A31]-[.C31]*0.001" office:value-type="float" office:value="0.234">
            <text:p>0.234</text:p>
          </table:table-cell>
          <table:table-cell table:style-name="ce1" table:formula="of:=[.B31]+0.001*[.D31]" office:value-type="float" office:value="0.101">
            <text:p>0.101</text:p>
          </table:table-cell>
          <table:table-cell table:style-name="ce1" table:formula="of:=[.C31]" office:value-type="float" office:value="1766">
            <text:p>1766.000</text:p>
          </table:table-cell>
          <table:table-cell table:style-name="ce1" table:formula="of:=ABS([.G31])*(0.05 +ABS([.D31]/[.C31]))" office:value-type="float" office:value="89.3">
            <text:p>89.300</text:p>
          </table:table-cell>
          <table:table-cell table:style-name="ce1" table:formula="of:=2*[.G31]/3" office:value-type="float" office:value="1177.33333333333">
            <text:p>1177.333</text:p>
          </table:table-cell>
          <table:table-cell table:style-name="ce1" table:formula="of:=ABS([.I31])*(ABS([.H31]/[.G31])+0.1)" office:value-type="float" office:value="177.266666666667">
            <text:p>177.267</text:p>
          </table:table-cell>
          <table:table-cell table:style-name="ce1" table:formula="of:=[.G31]+[.I31]" office:value-type="float" office:value="2943.33333333333">
            <text:p>2943.333</text:p>
          </table:table-cell>
          <table:table-cell table:style-name="ce1" table:formula="of:=[.J31]+[.H31]" office:value-type="float" office:value="266.566666666667">
            <text:p>266.567</text:p>
          </table:table-cell>
        </table:table-row>
        <table:table-row table:style-name="ro2">
          <table:table-cell table:style-name="ce1" office:value-type="float" office:value="2.6">
            <text:p>2.6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2340">
            <text:p>2340.000</text:p>
          </table:table-cell>
          <table:table-cell table:style-name="ce1" office:value-type="float" office:value="1">
            <text:p>1.000</text:p>
          </table:table-cell>
          <table:table-cell table:style-name="ce1" table:formula="of:=[.A32]-[.C32]*0.001" office:value-type="float" office:value="0.26">
            <text:p>0.260</text:p>
          </table:table-cell>
          <table:table-cell table:style-name="ce1" table:formula="of:=[.B32]+0.001*[.D32]" office:value-type="float" office:value="0.101">
            <text:p>0.101</text:p>
          </table:table-cell>
          <table:table-cell table:style-name="ce1" table:formula="of:=[.C32]" office:value-type="float" office:value="2340">
            <text:p>2340.000</text:p>
          </table:table-cell>
          <table:table-cell table:style-name="ce1" table:formula="of:=ABS([.G32])*(0.05 +ABS([.D32]/[.C32]))" office:value-type="float" office:value="118">
            <text:p>118.000</text:p>
          </table:table-cell>
          <table:table-cell table:style-name="ce1" table:formula="of:=2*[.G32]/3" office:value-type="float" office:value="1560">
            <text:p>1560.000</text:p>
          </table:table-cell>
          <table:table-cell table:style-name="ce1" table:formula="of:=ABS([.I32])*(ABS([.H32]/[.G32])+0.1)" office:value-type="float" office:value="234.666666666667">
            <text:p>234.667</text:p>
          </table:table-cell>
          <table:table-cell table:style-name="ce1" table:formula="of:=[.G32]+[.I32]" office:value-type="float" office:value="3900">
            <text:p>3900.000</text:p>
          </table:table-cell>
          <table:table-cell table:style-name="ce1" table:formula="of:=[.J32]+[.H32]" office:value-type="float" office:value="352.666666666667">
            <text:p>352.667</text:p>
          </table:table-cell>
        </table:table-row>
        <table:table-row table:style-name="ro2">
          <table:table-cell table:style-name="ce1" office:value-type="float" office:value="3">
            <text:p>3.0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2747">
            <text:p>2747.000</text:p>
          </table:table-cell>
          <table:table-cell table:style-name="ce1" office:value-type="float" office:value="1">
            <text:p>1.000</text:p>
          </table:table-cell>
          <table:table-cell table:style-name="ce1" table:formula="of:=[.A33]-[.C33]*0.001" office:value-type="float" office:value="0.253">
            <text:p>0.253</text:p>
          </table:table-cell>
          <table:table-cell table:style-name="ce1" table:formula="of:=[.B33]+0.001*[.D33]" office:value-type="float" office:value="0.101">
            <text:p>0.101</text:p>
          </table:table-cell>
          <table:table-cell table:style-name="ce1" table:formula="of:=[.C33]" office:value-type="float" office:value="2747">
            <text:p>2747.000</text:p>
          </table:table-cell>
          <table:table-cell table:style-name="ce1" table:formula="of:=ABS([.G33])*(0.05 +ABS([.D33]/[.C33]))" office:value-type="float" office:value="138.35">
            <text:p>138.350</text:p>
          </table:table-cell>
          <table:table-cell table:style-name="ce1" table:formula="of:=2*[.G33]/3" office:value-type="float" office:value="1831.33333333333">
            <text:p>1831.333</text:p>
          </table:table-cell>
          <table:table-cell table:style-name="ce1" table:formula="of:=ABS([.I33])*(ABS([.H33]/[.G33])+0.1)" office:value-type="float" office:value="275.366666666667">
            <text:p>275.367</text:p>
          </table:table-cell>
          <table:table-cell table:style-name="ce1" table:formula="of:=[.G33]+[.I33]" office:value-type="float" office:value="4578.33333333333">
            <text:p>4578.333</text:p>
          </table:table-cell>
          <table:table-cell table:style-name="ce1" table:formula="of:=[.J33]+[.H33]" office:value-type="float" office:value="413.716666666667">
            <text:p>413.717</text:p>
          </table:table-cell>
        </table:table-row>
        <table:table-row table:style-name="ro2">
          <table:table-cell table:style-name="ce1" office:value-type="float" office:value="3.6">
            <text:p>3.6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3362">
            <text:p>3362.000</text:p>
          </table:table-cell>
          <table:table-cell table:style-name="ce1" office:value-type="float" office:value="1">
            <text:p>1.000</text:p>
          </table:table-cell>
          <table:table-cell table:style-name="ce1" table:formula="of:=[.A34]-[.C34]*0.001" office:value-type="float" office:value="0.238">
            <text:p>0.238</text:p>
          </table:table-cell>
          <table:table-cell table:style-name="ce1" table:formula="of:=[.B34]+0.001*[.D34]" office:value-type="float" office:value="0.101">
            <text:p>0.101</text:p>
          </table:table-cell>
          <table:table-cell table:style-name="ce1" table:formula="of:=[.C34]" office:value-type="float" office:value="3362">
            <text:p>3362.000</text:p>
          </table:table-cell>
          <table:table-cell table:style-name="ce1" table:formula="of:=ABS([.G34])*(0.05 +ABS([.D34]/[.C34]))" office:value-type="float" office:value="169.1">
            <text:p>169.100</text:p>
          </table:table-cell>
          <table:table-cell table:style-name="ce1" table:formula="of:=2*[.G34]/3" office:value-type="float" office:value="2241.33333333333">
            <text:p>2241.333</text:p>
          </table:table-cell>
          <table:table-cell table:style-name="ce1" table:formula="of:=ABS([.I34])*(ABS([.H34]/[.G34])+0.1)" office:value-type="float" office:value="336.866666666667">
            <text:p>336.867</text:p>
          </table:table-cell>
          <table:table-cell table:style-name="ce1" table:formula="of:=[.G34]+[.I34]" office:value-type="float" office:value="5603.33333333333">
            <text:p>5603.333</text:p>
          </table:table-cell>
          <table:table-cell table:style-name="ce1" table:formula="of:=[.J34]+[.H34]" office:value-type="float" office:value="505.966666666667">
            <text:p>505.967</text:p>
          </table:table-cell>
        </table:table-row>
        <table:table-row table:style-name="ro2">
          <table:table-cell table:style-name="ce1" office:value-type="float" office:value="4">
            <text:p>4.0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3765">
            <text:p>3765.000</text:p>
          </table:table-cell>
          <table:table-cell table:style-name="ce1" office:value-type="float" office:value="1">
            <text:p>1.000</text:p>
          </table:table-cell>
          <table:table-cell table:style-name="ce1" table:formula="of:=[.A35]-[.C35]*0.001" office:value-type="float" office:value="0.235">
            <text:p>0.235</text:p>
          </table:table-cell>
          <table:table-cell table:style-name="ce1" table:formula="of:=[.B35]+0.001*[.D35]" office:value-type="float" office:value="0.101">
            <text:p>0.101</text:p>
          </table:table-cell>
          <table:table-cell table:style-name="ce1" table:formula="of:=[.C35]" office:value-type="float" office:value="3765">
            <text:p>3765.000</text:p>
          </table:table-cell>
          <table:table-cell table:style-name="ce1" table:formula="of:=ABS([.G35])*(0.05 +ABS([.D35]/[.C35]))" office:value-type="float" office:value="189.25">
            <text:p>189.250</text:p>
          </table:table-cell>
          <table:table-cell table:style-name="ce1" table:formula="of:=2*[.G35]/3" office:value-type="float" office:value="2510">
            <text:p>2510.000</text:p>
          </table:table-cell>
          <table:table-cell table:style-name="ce1" table:formula="of:=ABS([.I35])*(ABS([.H35]/[.G35])+0.1)" office:value-type="float" office:value="377.166666666667">
            <text:p>377.167</text:p>
          </table:table-cell>
          <table:table-cell table:style-name="ce1" table:formula="of:=[.G35]+[.I35]" office:value-type="float" office:value="6275">
            <text:p>6275.000</text:p>
          </table:table-cell>
          <table:table-cell table:style-name="ce1" table:formula="of:=[.J35]+[.H35]" office:value-type="float" office:value="566.416666666667">
            <text:p>566.417</text:p>
          </table:table-cell>
        </table:table-row>
        <table:table-row table:style-name="ro2">
          <table:table-cell table:style-name="ce1" office:value-type="float" office:value="4.5">
            <text:p>4.5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4260">
            <text:p>4260.000</text:p>
          </table:table-cell>
          <table:table-cell table:style-name="ce1" office:value-type="float" office:value="10">
            <text:p>10.000</text:p>
          </table:table-cell>
          <table:table-cell table:style-name="ce1" table:formula="of:=[.A36]-[.C36]*0.001" office:value-type="float" office:value="0.24">
            <text:p>0.240</text:p>
          </table:table-cell>
          <table:table-cell table:style-name="ce1" table:formula="of:=[.B36]+0.001*[.D36]" office:value-type="float" office:value="0.11">
            <text:p>0.110</text:p>
          </table:table-cell>
          <table:table-cell table:style-name="ce1" table:formula="of:=[.C36]" office:value-type="float" office:value="4260">
            <text:p>4260.000</text:p>
          </table:table-cell>
          <table:table-cell table:style-name="ce1" table:formula="of:=ABS([.G36])*(0.05 +ABS([.D36]/[.C36]))" office:value-type="float" office:value="223">
            <text:p>223.000</text:p>
          </table:table-cell>
          <table:table-cell table:style-name="ce1" table:formula="of:=2*[.G36]/3" office:value-type="float" office:value="2840">
            <text:p>2840.000</text:p>
          </table:table-cell>
          <table:table-cell table:style-name="ce1" table:formula="of:=ABS([.I36])*(ABS([.H36]/[.G36])+0.1)" office:value-type="float" office:value="432.666666666667">
            <text:p>432.667</text:p>
          </table:table-cell>
          <table:table-cell table:style-name="ce1" table:formula="of:=[.G36]+[.I36]" office:value-type="float" office:value="7100">
            <text:p>7100.000</text:p>
          </table:table-cell>
          <table:table-cell table:style-name="ce1" table:formula="of:=[.J36]+[.H36]" office:value-type="float" office:value="655.666666666667">
            <text:p>655.667</text:p>
          </table:table-cell>
        </table:table-row>
        <table:table-row table:style-name="ro2">
          <table:table-cell table:style-name="ce1" office:value-type="float" office:value="5">
            <text:p>5.0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4750">
            <text:p>4750.000</text:p>
          </table:table-cell>
          <table:table-cell table:style-name="ce1" office:value-type="float" office:value="10">
            <text:p>10.000</text:p>
          </table:table-cell>
          <table:table-cell table:style-name="ce1" table:formula="of:=[.A37]-[.C37]*0.001" office:value-type="float" office:value="0.25">
            <text:p>0.250</text:p>
          </table:table-cell>
          <table:table-cell table:style-name="ce1" table:formula="of:=[.B37]+0.001*[.D37]" office:value-type="float" office:value="0.11">
            <text:p>0.110</text:p>
          </table:table-cell>
          <table:table-cell table:style-name="ce1" table:formula="of:=[.C37]" office:value-type="float" office:value="4750">
            <text:p>4750.000</text:p>
          </table:table-cell>
          <table:table-cell table:style-name="ce1" table:formula="of:=ABS([.G37])*(0.05 +ABS([.D37]/[.C37]))" office:value-type="float" office:value="247.5">
            <text:p>247.500</text:p>
          </table:table-cell>
          <table:table-cell table:style-name="ce1" table:formula="of:=2*[.G37]/3" office:value-type="float" office:value="3166.66666666667">
            <text:p>3166.667</text:p>
          </table:table-cell>
          <table:table-cell table:style-name="ce1" table:formula="of:=ABS([.I37])*(ABS([.H37]/[.G37])+0.1)" office:value-type="float" office:value="481.666666666667">
            <text:p>481.667</text:p>
          </table:table-cell>
          <table:table-cell table:style-name="ce1" table:formula="of:=[.G37]+[.I37]" office:value-type="float" office:value="7916.66666666667">
            <text:p>7916.667</text:p>
          </table:table-cell>
          <table:table-cell table:style-name="ce1" table:formula="of:=[.J37]+[.H37]" office:value-type="float" office:value="729.166666666667">
            <text:p>729.167</text:p>
          </table:table-cell>
        </table:table-row>
        <table:table-row table:style-name="ro2">
          <table:table-cell table:style-name="ce1" office:value-type="float" office:value="6">
            <text:p>6.0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5770">
            <text:p>5770.000</text:p>
          </table:table-cell>
          <table:table-cell table:style-name="ce1" office:value-type="float" office:value="10">
            <text:p>10.000</text:p>
          </table:table-cell>
          <table:table-cell table:style-name="ce1" table:formula="of:=[.A38]-[.C38]*0.001" office:value-type="float" office:value="0.23">
            <text:p>0.230</text:p>
          </table:table-cell>
          <table:table-cell table:style-name="ce1" table:formula="of:=[.B38]+0.001*[.D38]" office:value-type="float" office:value="0.11">
            <text:p>0.110</text:p>
          </table:table-cell>
          <table:table-cell table:style-name="ce1" table:formula="of:=[.C38]" office:value-type="float" office:value="5770">
            <text:p>5770.000</text:p>
          </table:table-cell>
          <table:table-cell table:style-name="ce1" table:formula="of:=ABS([.G38])*(0.05 +ABS([.D38]/[.C38]))" office:value-type="float" office:value="298.5">
            <text:p>298.500</text:p>
          </table:table-cell>
          <table:table-cell table:style-name="ce1" table:formula="of:=2*[.G38]/3" office:value-type="float" office:value="3846.66666666667">
            <text:p>3846.667</text:p>
          </table:table-cell>
          <table:table-cell table:style-name="ce1" table:formula="of:=ABS([.I38])*(ABS([.H38]/[.G38])+0.1)" office:value-type="float" office:value="583.666666666667">
            <text:p>583.667</text:p>
          </table:table-cell>
          <table:table-cell table:style-name="ce1" table:formula="of:=[.G38]+[.I38]" office:value-type="float" office:value="9616.66666666667">
            <text:p>9616.667</text:p>
          </table:table-cell>
          <table:table-cell table:style-name="ce1" table:formula="of:=[.J38]+[.H38]" office:value-type="float" office:value="882.166666666667">
            <text:p>882.167</text:p>
          </table:table-cell>
        </table:table-row>
        <table:table-row table:style-name="ro2">
          <table:table-cell table:style-name="ce1" office:value-type="float" office:value="7">
            <text:p>7.0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6760">
            <text:p>6760.000</text:p>
          </table:table-cell>
          <table:table-cell table:style-name="ce1" office:value-type="float" office:value="10">
            <text:p>10.000</text:p>
          </table:table-cell>
          <table:table-cell table:style-name="ce1" table:formula="of:=[.A39]-[.C39]*0.001" office:value-type="float" office:value="0.24">
            <text:p>0.240</text:p>
          </table:table-cell>
          <table:table-cell table:style-name="ce1" table:formula="of:=[.B39]+0.001*[.D39]" office:value-type="float" office:value="0.11">
            <text:p>0.110</text:p>
          </table:table-cell>
          <table:table-cell table:style-name="ce1" table:formula="of:=[.C39]" office:value-type="float" office:value="6760">
            <text:p>6760.000</text:p>
          </table:table-cell>
          <table:table-cell table:style-name="ce1" table:formula="of:=ABS([.G39])*(0.05 +ABS([.D39]/[.C39]))" office:value-type="float" office:value="348">
            <text:p>348.000</text:p>
          </table:table-cell>
          <table:table-cell table:style-name="ce1" table:formula="of:=2*[.G39]/3" office:value-type="float" office:value="4506.66666666667">
            <text:p>4506.667</text:p>
          </table:table-cell>
          <table:table-cell table:style-name="ce1" table:formula="of:=ABS([.I39])*(ABS([.H39]/[.G39])+0.1)" office:value-type="float" office:value="682.666666666667">
            <text:p>682.667</text:p>
          </table:table-cell>
          <table:table-cell table:style-name="ce1" table:formula="of:=[.G39]+[.I39]" office:value-type="float" office:value="11266.6666666667">
            <text:p>11266.667</text:p>
          </table:table-cell>
          <table:table-cell table:style-name="ce1" table:formula="of:=[.J39]+[.H39]" office:value-type="float" office:value="1030.66666666667">
            <text:p>1030.667</text:p>
          </table:table-cell>
        </table:table-row>
        <table:table-row table:style-name="ro2">
          <table:table-cell table:style-name="ce1" office:value-type="float" office:value="8">
            <text:p>8.0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7690">
            <text:p>7690.000</text:p>
          </table:table-cell>
          <table:table-cell table:style-name="ce1" office:value-type="float" office:value="10">
            <text:p>10.000</text:p>
          </table:table-cell>
          <table:table-cell table:style-name="ce1" table:formula="of:=[.A40]-[.C40]*0.001" office:value-type="float" office:value="0.31">
            <text:p>0.310</text:p>
          </table:table-cell>
          <table:table-cell table:style-name="ce1" table:formula="of:=[.B40]+0.001*[.D40]" office:value-type="float" office:value="0.11">
            <text:p>0.110</text:p>
          </table:table-cell>
          <table:table-cell table:style-name="ce1" table:formula="of:=[.C40]" office:value-type="float" office:value="7690">
            <text:p>7690.000</text:p>
          </table:table-cell>
          <table:table-cell table:style-name="ce1" table:formula="of:=ABS([.G40])*(0.05 +ABS([.D40]/[.C40]))" office:value-type="float" office:value="394.5">
            <text:p>394.500</text:p>
          </table:table-cell>
          <table:table-cell table:style-name="ce1" table:formula="of:=2*[.G40]/3" office:value-type="float" office:value="5126.66666666667">
            <text:p>5126.667</text:p>
          </table:table-cell>
          <table:table-cell table:style-name="ce1" table:formula="of:=ABS([.I40])*(ABS([.H40]/[.G40])+0.1)" office:value-type="float" office:value="775.666666666667">
            <text:p>775.667</text:p>
          </table:table-cell>
          <table:table-cell table:style-name="ce1" table:formula="of:=[.G40]+[.I40]" office:value-type="float" office:value="12816.6666666667">
            <text:p>12816.667</text:p>
          </table:table-cell>
          <table:table-cell table:style-name="ce1" table:formula="of:=[.J40]+[.H40]" office:value-type="float" office:value="1170.16666666667">
            <text:p>1170.167</text:p>
          </table:table-cell>
        </table:table-row>
        <table:table-row table:style-name="ro2">
          <table:table-cell table:style-name="ce1" office:value-type="float" office:value="9">
            <text:p>9.0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8730">
            <text:p>8730.000</text:p>
          </table:table-cell>
          <table:table-cell table:style-name="ce1" office:value-type="float" office:value="10">
            <text:p>10.000</text:p>
          </table:table-cell>
          <table:table-cell table:style-name="ce1" table:formula="of:=[.A41]-[.C41]*0.001" office:value-type="float" office:value="0.27">
            <text:p>0.270</text:p>
          </table:table-cell>
          <table:table-cell table:style-name="ce1" table:formula="of:=[.B41]+0.001*[.D41]" office:value-type="float" office:value="0.11">
            <text:p>0.110</text:p>
          </table:table-cell>
          <table:table-cell table:style-name="ce1" table:formula="of:=[.C41]" office:value-type="float" office:value="8730">
            <text:p>8730.000</text:p>
          </table:table-cell>
          <table:table-cell table:style-name="ce1" table:formula="of:=ABS([.G41])*(0.05 +ABS([.D41]/[.C41]))" office:value-type="float" office:value="446.5">
            <text:p>446.500</text:p>
          </table:table-cell>
          <table:table-cell table:style-name="ce1" table:formula="of:=2*[.G41]/3" office:value-type="float" office:value="5820">
            <text:p>5820.000</text:p>
          </table:table-cell>
          <table:table-cell table:style-name="ce1" table:formula="of:=ABS([.I41])*(ABS([.H41]/[.G41])+0.1)" office:value-type="float" office:value="879.666666666667">
            <text:p>879.667</text:p>
          </table:table-cell>
          <table:table-cell table:style-name="ce1" table:formula="of:=[.G41]+[.I41]" office:value-type="float" office:value="14550">
            <text:p>14550.000</text:p>
          </table:table-cell>
          <table:table-cell table:style-name="ce1" table:formula="of:=[.J41]+[.H41]" office:value-type="float" office:value="1326.16666666667">
            <text:p>1326.167</text:p>
          </table:table-cell>
        </table:table-row>
        <table:table-row table:style-name="ro2">
          <table:table-cell table:style-name="ce1" office:value-type="float" office:value="10">
            <text:p>10.000</text:p>
          </table:table-cell>
          <table:table-cell table:style-name="ce1" office:value-type="float" office:value="0.1">
            <text:p>0.100</text:p>
          </table:table-cell>
          <table:table-cell table:style-name="ce1" office:value-type="float" office:value="9700">
            <text:p>9700.000</text:p>
          </table:table-cell>
          <table:table-cell table:style-name="ce1" office:value-type="float" office:value="10">
            <text:p>10.000</text:p>
          </table:table-cell>
          <table:table-cell table:style-name="ce1" table:formula="of:=[.A42]-[.C42]*0.001" office:value-type="float" office:value="0.299999999999999">
            <text:p>0.300</text:p>
          </table:table-cell>
          <table:table-cell table:style-name="ce1" table:formula="of:=[.B42]+0.001*[.D42]" office:value-type="float" office:value="0.11">
            <text:p>0.110</text:p>
          </table:table-cell>
          <table:table-cell table:style-name="ce1" table:formula="of:=[.C42]" office:value-type="float" office:value="9700">
            <text:p>9700.000</text:p>
          </table:table-cell>
          <table:table-cell table:style-name="ce1" table:formula="of:=ABS([.G42])*(0.05 +ABS([.D42]/[.C42]))" office:value-type="float" office:value="495">
            <text:p>495.000</text:p>
          </table:table-cell>
          <table:table-cell table:style-name="ce1" table:formula="of:=2*[.G42]/3" office:value-type="float" office:value="6466.66666666667">
            <text:p>6466.667</text:p>
          </table:table-cell>
          <table:table-cell table:style-name="ce1" table:formula="of:=ABS([.I42])*(ABS([.H42]/[.G42])+0.1)" office:value-type="float" office:value="976.666666666667">
            <text:p>976.667</text:p>
          </table:table-cell>
          <table:table-cell table:style-name="ce1" table:formula="of:=[.G42]+[.I42]" office:value-type="float" office:value="16166.6666666667">
            <text:p>16166.667</text:p>
          </table:table-cell>
          <table:table-cell table:style-name="ce1" table:formula="of:=[.J42]+[.H42]" office:value-type="float" office:value="1471.66666666667">
            <text:p>1471.667</text:p>
          </table:table-cell>
        </table:table-row>
        <table:table-row table:style-name="ro2" table:number-rows-repeated="104853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Ge-Diode" table:style-name="ta1">
        <table:table-column table:style-name="co1" table:number-columns-repeated="12" table:default-cell-style-name="ce1"/>
        <table:table-row table:style-name="ro1">
          <table:table-cell table:style-name="Default" office:value-type="string">
            <text:p>#U_E[V]</text:p>
          </table:table-cell>
          <table:table-cell table:style-name="Default" office:value-type="string">
            <text:p>dU_E[V]</text:p>
          </table:table-cell>
          <table:table-cell table:style-name="Default" office:value-type="string">
            <text:p>U_R [mV]</text:p>
          </table:table-cell>
          <table:table-cell table:style-name="Default" office:value-type="string">
            <text:p>dU_R [mV]</text:p>
          </table:table-cell>
          <table:table-cell table:style-name="Default" office:value-type="string">
            <text:p>U [V]</text:p>
          </table:table-cell>
          <table:table-cell table:style-name="Default" office:value-type="string">
            <text:p>dU [V]</text:p>
          </table:table-cell>
          <table:table-cell table:style-name="Default" office:value-type="string">
            <text:p>I_R [nA]</text:p>
          </table:table-cell>
          <table:table-cell table:style-name="Default" office:value-type="string">
            <text:p>dI_R [nA]</text:p>
          </table:table-cell>
          <table:table-cell table:style-name="Default" office:value-type="string">
            <text:p>I_i [nA]</text:p>
          </table:table-cell>
          <table:table-cell table:style-name="Default" office:value-type="string">
            <text:p>dI_i [nA]</text:p>
          </table:table-cell>
          <table:table-cell table:style-name="Default" office:value-type="string">
            <text:p>I [nA]</text:p>
          </table:table-cell>
          <table:table-cell table:style-name="Default" office:value-type="string">
            <text:p>dI [nA]</text:p>
          </table:table-cell>
        </table:table-row>
        <table:table-row table:style-name="ro2">
          <table:table-cell office:value-type="float" office:value="0">
            <text:p>0.000</text:p>
          </table:table-cell>
          <table:table-cell office:value-type="float" office:value="0.1">
            <text:p>0.100</text:p>
          </table:table-cell>
          <table:table-cell office:value-type="float" office:value="3.1">
            <text:p>3.100</text:p>
          </table:table-cell>
          <table:table-cell office:value-type="float" office:value="0.5">
            <text:p>0.500</text:p>
          </table:table-cell>
          <table:table-cell table:formula="of:=[.A2]-[.C2]*0.001" office:value-type="float" office:value="-0.0031">
            <text:p>-0.003</text:p>
          </table:table-cell>
          <table:table-cell table:formula="of:=[.B2]+0.001*[.D2]" office:value-type="float" office:value="0.1005">
            <text:p>0.101</text:p>
          </table:table-cell>
          <table:table-cell table:formula="of:=[.C2]" office:value-type="float" office:value="3.1">
            <text:p>3.100</text:p>
          </table:table-cell>
          <table:table-cell table:formula="of:=ABS([.G2])*(0.05 +ABS([.D2]/[.C2]))" office:value-type="float" office:value="0.655">
            <text:p>0.655</text:p>
          </table:table-cell>
          <table:table-cell table:formula="of:=2*[.G2]/3" office:value-type="float" office:value="2.06666666666667">
            <text:p>2.067</text:p>
          </table:table-cell>
          <table:table-cell table:formula="of:=ABS([.I2])*(ABS([.H2]/[.G2])+0.1)" office:value-type="float" office:value="0.643333333333333">
            <text:p>0.643</text:p>
          </table:table-cell>
          <table:table-cell table:formula="of:=[.G2]+[.I2]" office:value-type="float" office:value="5.16666666666667">
            <text:p>5.167</text:p>
          </table:table-cell>
          <table:table-cell table:formula="of:=[.J2]+[.H2]" office:value-type="float" office:value="1.29833333333333">
            <text:p>1.298</text:p>
          </table:table-cell>
        </table:table-row>
        <table:table-row table:style-name="ro2">
          <table:table-cell table:number-columns-repeated="2" office:value-type="float" office:value="0.1">
            <text:p>0.100</text:p>
          </table:table-cell>
          <table:table-cell office:value-type="float" office:value="161.3">
            <text:p>161.300</text:p>
          </table:table-cell>
          <table:table-cell office:value-type="float" office:value="0.2">
            <text:p>0.200</text:p>
          </table:table-cell>
          <table:table-cell table:formula="of:=[.A3]-[.C3]*0.001" office:value-type="float" office:value="-0.0613">
            <text:p>-0.061</text:p>
          </table:table-cell>
          <table:table-cell table:formula="of:=[.B3]+0.001*[.D3]" office:value-type="float" office:value="0.1002">
            <text:p>0.100</text:p>
          </table:table-cell>
          <table:table-cell table:formula="of:=[.C3]" office:value-type="float" office:value="161.3">
            <text:p>161.300</text:p>
          </table:table-cell>
          <table:table-cell table:formula="of:=ABS([.G3])*(0.05 +ABS([.D3]/[.C3]))" office:value-type="float" office:value="8.265">
            <text:p>8.265</text:p>
          </table:table-cell>
          <table:table-cell table:formula="of:=2*[.G3]/3" office:value-type="float" office:value="107.533333333333">
            <text:p>107.533</text:p>
          </table:table-cell>
          <table:table-cell table:formula="of:=ABS([.I3])*(ABS([.H3]/[.G3])+0.1)" office:value-type="float" office:value="16.2633333333333">
            <text:p>16.263</text:p>
          </table:table-cell>
          <table:table-cell table:formula="of:=[.G3]+[.I3]" office:value-type="float" office:value="268.833333333333">
            <text:p>268.833</text:p>
          </table:table-cell>
          <table:table-cell table:formula="of:=[.J3]+[.H3]" office:value-type="float" office:value="24.5283333333333">
            <text:p>24.528</text:p>
          </table:table-cell>
        </table:table-row>
        <table:table-row table:style-name="ro2">
          <table:table-cell office:value-type="float" office:value="0.2">
            <text:p>0.200</text:p>
          </table:table-cell>
          <table:table-cell office:value-type="float" office:value="0.1">
            <text:p>0.100</text:p>
          </table:table-cell>
          <table:table-cell office:value-type="float" office:value="208.5">
            <text:p>208.500</text:p>
          </table:table-cell>
          <table:table-cell office:value-type="float" office:value="0.2">
            <text:p>0.200</text:p>
          </table:table-cell>
          <table:table-cell table:formula="of:=[.A4]-[.C4]*0.001" office:value-type="float" office:value="-0.00849999999999998">
            <text:p>-0.008</text:p>
          </table:table-cell>
          <table:table-cell table:formula="of:=[.B4]+0.001*[.D4]" office:value-type="float" office:value="0.1002">
            <text:p>0.100</text:p>
          </table:table-cell>
          <table:table-cell table:formula="of:=[.C4]" office:value-type="float" office:value="208.5">
            <text:p>208.500</text:p>
          </table:table-cell>
          <table:table-cell table:formula="of:=ABS([.G4])*(0.05 +ABS([.D4]/[.C4]))" office:value-type="float" office:value="10.625">
            <text:p>10.625</text:p>
          </table:table-cell>
          <table:table-cell table:formula="of:=2*[.G4]/3" office:value-type="float" office:value="139">
            <text:p>139.000</text:p>
          </table:table-cell>
          <table:table-cell table:formula="of:=ABS([.I4])*(ABS([.H4]/[.G4])+0.1)" office:value-type="float" office:value="20.9833333333333">
            <text:p>20.983</text:p>
          </table:table-cell>
          <table:table-cell table:formula="of:=[.G4]+[.I4]" office:value-type="float" office:value="347.5">
            <text:p>347.500</text:p>
          </table:table-cell>
          <table:table-cell table:formula="of:=[.J4]+[.H4]" office:value-type="float" office:value="31.6083333333333">
            <text:p>31.608</text:p>
          </table:table-cell>
        </table:table-row>
        <table:table-row table:style-name="ro2">
          <table:table-cell office:value-type="float" office:value="0.3">
            <text:p>0.300</text:p>
          </table:table-cell>
          <table:table-cell office:value-type="float" office:value="0.1">
            <text:p>0.100</text:p>
          </table:table-cell>
          <table:table-cell office:value-type="float" office:value="316.1">
            <text:p>316.100</text:p>
          </table:table-cell>
          <table:table-cell office:value-type="float" office:value="0.2">
            <text:p>0.200</text:p>
          </table:table-cell>
          <table:table-cell table:formula="of:=[.A5]-[.C5]*0.001" office:value-type="float" office:value="-0.0161">
            <text:p>-0.016</text:p>
          </table:table-cell>
          <table:table-cell table:formula="of:=[.B5]+0.001*[.D5]" office:value-type="float" office:value="0.1002">
            <text:p>0.100</text:p>
          </table:table-cell>
          <table:table-cell table:formula="of:=[.C5]" office:value-type="float" office:value="316.1">
            <text:p>316.100</text:p>
          </table:table-cell>
          <table:table-cell table:formula="of:=ABS([.G5])*(0.05 +ABS([.D5]/[.C5]))" office:value-type="float" office:value="16.005">
            <text:p>16.005</text:p>
          </table:table-cell>
          <table:table-cell table:formula="of:=2*[.G5]/3" office:value-type="float" office:value="210.733333333333">
            <text:p>210.733</text:p>
          </table:table-cell>
          <table:table-cell table:formula="of:=ABS([.I5])*(ABS([.H5]/[.G5])+0.1)" office:value-type="float" office:value="31.7433333333333">
            <text:p>31.743</text:p>
          </table:table-cell>
          <table:table-cell table:formula="of:=[.G5]+[.I5]" office:value-type="float" office:value="526.833333333333">
            <text:p>526.833</text:p>
          </table:table-cell>
          <table:table-cell table:formula="of:=[.J5]+[.H5]" office:value-type="float" office:value="47.7483333333333">
            <text:p>47.748</text:p>
          </table:table-cell>
        </table:table-row>
        <table:table-row table:style-name="ro2">
          <table:table-cell office:value-type="float" office:value="0.4">
            <text:p>0.400</text:p>
          </table:table-cell>
          <table:table-cell office:value-type="float" office:value="0.1">
            <text:p>0.100</text:p>
          </table:table-cell>
          <table:table-cell office:value-type="float" office:value="411">
            <text:p>411.000</text:p>
          </table:table-cell>
          <table:table-cell office:value-type="float" office:value="1">
            <text:p>1.000</text:p>
          </table:table-cell>
          <table:table-cell table:formula="of:=[.A6]-[.C6]*0.001" office:value-type="float" office:value="-0.011">
            <text:p>-0.011</text:p>
          </table:table-cell>
          <table:table-cell table:formula="of:=[.B6]+0.001*[.D6]" office:value-type="float" office:value="0.101">
            <text:p>0.101</text:p>
          </table:table-cell>
          <table:table-cell table:formula="of:=[.C6]" office:value-type="float" office:value="411">
            <text:p>411.000</text:p>
          </table:table-cell>
          <table:table-cell table:formula="of:=ABS([.G6])*(0.05 +ABS([.D6]/[.C6]))" office:value-type="float" office:value="21.55">
            <text:p>21.550</text:p>
          </table:table-cell>
          <table:table-cell table:formula="of:=2*[.G6]/3" office:value-type="float" office:value="274">
            <text:p>274.000</text:p>
          </table:table-cell>
          <table:table-cell table:formula="of:=ABS([.I6])*(ABS([.H6]/[.G6])+0.1)" office:value-type="float" office:value="41.7666666666667">
            <text:p>41.767</text:p>
          </table:table-cell>
          <table:table-cell table:formula="of:=[.G6]+[.I6]" office:value-type="float" office:value="685">
            <text:p>685.000</text:p>
          </table:table-cell>
          <table:table-cell table:formula="of:=[.J6]+[.H6]" office:value-type="float" office:value="63.3166666666667">
            <text:p>63.317</text:p>
          </table:table-cell>
        </table:table-row>
        <table:table-row table:style-name="ro2">
          <table:table-cell office:value-type="float" office:value="0.497">
            <text:p>0.497</text:p>
          </table:table-cell>
          <table:table-cell office:value-type="float" office:value="0.001">
            <text:p>0.001</text:p>
          </table:table-cell>
          <table:table-cell office:value-type="float" office:value="487">
            <text:p>487.000</text:p>
          </table:table-cell>
          <table:table-cell office:value-type="float" office:value="2">
            <text:p>2.000</text:p>
          </table:table-cell>
          <table:table-cell table:formula="of:=[.A7]-[.C7]*0.001" office:value-type="float" office:value="0.01">
            <text:p>0.010</text:p>
          </table:table-cell>
          <table:table-cell table:formula="of:=[.B7]+0.001*[.D7]" office:value-type="float" office:value="0.003">
            <text:p>0.003</text:p>
          </table:table-cell>
          <table:table-cell table:formula="of:=[.C7]" office:value-type="float" office:value="487">
            <text:p>487.000</text:p>
          </table:table-cell>
          <table:table-cell table:formula="of:=ABS([.G7])*(0.05 +ABS([.D7]/[.C7]))" office:value-type="float" office:value="26.35">
            <text:p>26.350</text:p>
          </table:table-cell>
          <table:table-cell table:formula="of:=2*[.G7]/3" office:value-type="float" office:value="324.666666666667">
            <text:p>324.667</text:p>
          </table:table-cell>
          <table:table-cell table:formula="of:=ABS([.I7])*(ABS([.H7]/[.G7])+0.1)" office:value-type="float" office:value="50.0333333333333">
            <text:p>50.033</text:p>
          </table:table-cell>
          <table:table-cell table:formula="of:=[.G7]+[.I7]" office:value-type="float" office:value="811.666666666667">
            <text:p>811.667</text:p>
          </table:table-cell>
          <table:table-cell table:formula="of:=[.J7]+[.H7]" office:value-type="float" office:value="76.3833333333333">
            <text:p>76.383</text:p>
          </table:table-cell>
        </table:table-row>
        <table:table-row table:style-name="ro2">
          <table:table-cell office:value-type="float" office:value="0.665">
            <text:p>0.665</text:p>
          </table:table-cell>
          <table:table-cell office:value-type="float" office:value="0.002">
            <text:p>0.002</text:p>
          </table:table-cell>
          <table:table-cell office:value-type="float" office:value="651">
            <text:p>651.000</text:p>
          </table:table-cell>
          <table:table-cell office:value-type="float" office:value="1">
            <text:p>1.000</text:p>
          </table:table-cell>
          <table:table-cell table:formula="of:=[.A8]-[.C8]*0.001" office:value-type="float" office:value="0.014">
            <text:p>0.014</text:p>
          </table:table-cell>
          <table:table-cell table:formula="of:=[.B8]+0.001*[.D8]" office:value-type="float" office:value="0.003">
            <text:p>0.003</text:p>
          </table:table-cell>
          <table:table-cell table:formula="of:=[.C8]" office:value-type="float" office:value="651">
            <text:p>651.000</text:p>
          </table:table-cell>
          <table:table-cell table:formula="of:=ABS([.G8])*(0.05 +ABS([.D8]/[.C8]))" office:value-type="float" office:value="33.55">
            <text:p>33.550</text:p>
          </table:table-cell>
          <table:table-cell table:formula="of:=2*[.G8]/3" office:value-type="float" office:value="434">
            <text:p>434.000</text:p>
          </table:table-cell>
          <table:table-cell table:formula="of:=ABS([.I8])*(ABS([.H8]/[.G8])+0.1)" office:value-type="float" office:value="65.7666666666667">
            <text:p>65.767</text:p>
          </table:table-cell>
          <table:table-cell table:formula="of:=[.G8]+[.I8]" office:value-type="float" office:value="1085">
            <text:p>1085.000</text:p>
          </table:table-cell>
          <table:table-cell table:formula="of:=[.J8]+[.H8]" office:value-type="float" office:value="99.3166666666667">
            <text:p>99.317</text:p>
          </table:table-cell>
        </table:table-row>
        <table:table-row table:style-name="ro2">
          <table:table-cell office:value-type="float" office:value="0.789">
            <text:p>0.789</text:p>
          </table:table-cell>
          <table:table-cell office:value-type="float" office:value="0.001">
            <text:p>0.001</text:p>
          </table:table-cell>
          <table:table-cell office:value-type="float" office:value="774">
            <text:p>774.000</text:p>
          </table:table-cell>
          <table:table-cell office:value-type="float" office:value="1">
            <text:p>1.000</text:p>
          </table:table-cell>
          <table:table-cell table:formula="of:=[.A9]-[.C9]*0.001" office:value-type="float" office:value="0.015">
            <text:p>0.015</text:p>
          </table:table-cell>
          <table:table-cell table:formula="of:=[.B9]+0.001*[.D9]" office:value-type="float" office:value="0.002">
            <text:p>0.002</text:p>
          </table:table-cell>
          <table:table-cell table:formula="of:=[.C9]" office:value-type="float" office:value="774">
            <text:p>774.000</text:p>
          </table:table-cell>
          <table:table-cell table:formula="of:=ABS([.G9])*(0.05 +ABS([.D9]/[.C9]))" office:value-type="float" office:value="39.7">
            <text:p>39.700</text:p>
          </table:table-cell>
          <table:table-cell table:formula="of:=2*[.G9]/3" office:value-type="float" office:value="516">
            <text:p>516.000</text:p>
          </table:table-cell>
          <table:table-cell table:formula="of:=ABS([.I9])*(ABS([.H9]/[.G9])+0.1)" office:value-type="float" office:value="78.0666666666667">
            <text:p>78.067</text:p>
          </table:table-cell>
          <table:table-cell table:formula="of:=[.G9]+[.I9]" office:value-type="float" office:value="1290">
            <text:p>1290.000</text:p>
          </table:table-cell>
          <table:table-cell table:formula="of:=[.J9]+[.H9]" office:value-type="float" office:value="117.766666666667">
            <text:p>117.767</text:p>
          </table:table-cell>
        </table:table-row>
        <table:table-row table:style-name="ro2">
          <table:table-cell office:value-type="float" office:value="1.161">
            <text:p>1.161</text:p>
          </table:table-cell>
          <table:table-cell office:value-type="float" office:value="0.001">
            <text:p>0.001</text:p>
          </table:table-cell>
          <table:table-cell office:value-type="float" office:value="1140">
            <text:p>1140.000</text:p>
          </table:table-cell>
          <table:table-cell office:value-type="float" office:value="1">
            <text:p>1.000</text:p>
          </table:table-cell>
          <table:table-cell table:formula="of:=[.A10]-[.C10]*0.001" office:value-type="float" office:value="0.0209999999999999">
            <text:p>0.021</text:p>
          </table:table-cell>
          <table:table-cell table:formula="of:=[.B10]+0.001*[.D10]" office:value-type="float" office:value="0.002">
            <text:p>0.002</text:p>
          </table:table-cell>
          <table:table-cell table:formula="of:=[.C10]" office:value-type="float" office:value="1140">
            <text:p>1140.000</text:p>
          </table:table-cell>
          <table:table-cell table:formula="of:=ABS([.G10])*(0.05 +ABS([.D10]/[.C10]))" office:value-type="float" office:value="58">
            <text:p>58.000</text:p>
          </table:table-cell>
          <table:table-cell table:formula="of:=2*[.G10]/3" office:value-type="float" office:value="760">
            <text:p>760.000</text:p>
          </table:table-cell>
          <table:table-cell table:formula="of:=ABS([.I10])*(ABS([.H10]/[.G10])+0.1)" office:value-type="float" office:value="114.666666666667">
            <text:p>114.667</text:p>
          </table:table-cell>
          <table:table-cell table:formula="of:=[.G10]+[.I10]" office:value-type="float" office:value="1900">
            <text:p>1900.000</text:p>
          </table:table-cell>
          <table:table-cell table:formula="of:=[.J10]+[.H10]" office:value-type="float" office:value="172.666666666667">
            <text:p>172.667</text:p>
          </table:table-cell>
        </table:table-row>
        <table:table-row table:style-name="ro2">
          <table:table-cell office:value-type="float" office:value="1.734">
            <text:p>1.734</text:p>
          </table:table-cell>
          <table:table-cell office:value-type="float" office:value="0.001">
            <text:p>0.001</text:p>
          </table:table-cell>
          <table:table-cell office:value-type="float" office:value="1706">
            <text:p>1706.000</text:p>
          </table:table-cell>
          <table:table-cell office:value-type="float" office:value="1">
            <text:p>1.000</text:p>
          </table:table-cell>
          <table:table-cell table:formula="of:=[.A11]-[.C11]*0.001" office:value-type="float" office:value="0.028">
            <text:p>0.028</text:p>
          </table:table-cell>
          <table:table-cell table:formula="of:=[.B11]+0.001*[.D11]" office:value-type="float" office:value="0.002">
            <text:p>0.002</text:p>
          </table:table-cell>
          <table:table-cell table:formula="of:=[.C11]" office:value-type="float" office:value="1706">
            <text:p>1706.000</text:p>
          </table:table-cell>
          <table:table-cell table:formula="of:=ABS([.G11])*(0.05 +ABS([.D11]/[.C11]))" office:value-type="float" office:value="86.3">
            <text:p>86.300</text:p>
          </table:table-cell>
          <table:table-cell table:formula="of:=2*[.G11]/3" office:value-type="float" office:value="1137.33333333333">
            <text:p>1137.333</text:p>
          </table:table-cell>
          <table:table-cell table:formula="of:=ABS([.I11])*(ABS([.H11]/[.G11])+0.1)" office:value-type="float" office:value="171.266666666667">
            <text:p>171.267</text:p>
          </table:table-cell>
          <table:table-cell table:formula="of:=[.G11]+[.I11]" office:value-type="float" office:value="2843.33333333333">
            <text:p>2843.333</text:p>
          </table:table-cell>
          <table:table-cell table:formula="of:=[.J11]+[.H11]" office:value-type="float" office:value="257.566666666667">
            <text:p>257.567</text:p>
          </table:table-cell>
        </table:table-row>
        <table:table-row table:style-name="ro2">
          <table:table-cell office:value-type="float" office:value="2.119">
            <text:p>2.119</text:p>
          </table:table-cell>
          <table:table-cell office:value-type="float" office:value="0.001">
            <text:p>0.001</text:p>
          </table:table-cell>
          <table:table-cell office:value-type="float" office:value="2087">
            <text:p>2087.000</text:p>
          </table:table-cell>
          <table:table-cell office:value-type="float" office:value="1">
            <text:p>1.000</text:p>
          </table:table-cell>
          <table:table-cell table:formula="of:=[.A12]-[.C12]*0.001" office:value-type="float" office:value="0.032">
            <text:p>0.032</text:p>
          </table:table-cell>
          <table:table-cell table:formula="of:=[.B12]+0.001*[.D12]" office:value-type="float" office:value="0.002">
            <text:p>0.002</text:p>
          </table:table-cell>
          <table:table-cell table:formula="of:=[.C12]" office:value-type="float" office:value="2087">
            <text:p>2087.000</text:p>
          </table:table-cell>
          <table:table-cell table:formula="of:=ABS([.G12])*(0.05 +ABS([.D12]/[.C12]))" office:value-type="float" office:value="105.35">
            <text:p>105.350</text:p>
          </table:table-cell>
          <table:table-cell table:formula="of:=2*[.G12]/3" office:value-type="float" office:value="1391.33333333333">
            <text:p>1391.333</text:p>
          </table:table-cell>
          <table:table-cell table:formula="of:=ABS([.I12])*(ABS([.H12]/[.G12])+0.1)" office:value-type="float" office:value="209.366666666667">
            <text:p>209.367</text:p>
          </table:table-cell>
          <table:table-cell table:formula="of:=[.G12]+[.I12]" office:value-type="float" office:value="3478.33333333333">
            <text:p>3478.333</text:p>
          </table:table-cell>
          <table:table-cell table:formula="of:=[.J12]+[.H12]" office:value-type="float" office:value="314.716666666667">
            <text:p>314.717</text:p>
          </table:table-cell>
        </table:table-row>
        <table:table-row table:style-name="ro2">
          <table:table-cell office:value-type="float" office:value="3.01">
            <text:p>3.010</text:p>
          </table:table-cell>
          <table:table-cell office:value-type="float" office:value="0.001">
            <text:p>0.001</text:p>
          </table:table-cell>
          <table:table-cell office:value-type="float" office:value="2969">
            <text:p>2969.000</text:p>
          </table:table-cell>
          <table:table-cell office:value-type="float" office:value="1">
            <text:p>1.000</text:p>
          </table:table-cell>
          <table:table-cell table:formula="of:=[.A13]-[.C13]*0.001" office:value-type="float" office:value="0.0409999999999999">
            <text:p>0.041</text:p>
          </table:table-cell>
          <table:table-cell table:formula="of:=[.B13]+0.001*[.D13]" office:value-type="float" office:value="0.002">
            <text:p>0.002</text:p>
          </table:table-cell>
          <table:table-cell table:formula="of:=[.C13]" office:value-type="float" office:value="2969">
            <text:p>2969.000</text:p>
          </table:table-cell>
          <table:table-cell table:formula="of:=ABS([.G13])*(0.05 +ABS([.D13]/[.C13]))" office:value-type="float" office:value="149.45">
            <text:p>149.450</text:p>
          </table:table-cell>
          <table:table-cell table:formula="of:=2*[.G13]/3" office:value-type="float" office:value="1979.33333333333">
            <text:p>1979.333</text:p>
          </table:table-cell>
          <table:table-cell table:formula="of:=ABS([.I13])*(ABS([.H13]/[.G13])+0.1)" office:value-type="float" office:value="297.566666666667">
            <text:p>297.567</text:p>
          </table:table-cell>
          <table:table-cell table:formula="of:=[.G13]+[.I13]" office:value-type="float" office:value="4948.33333333333">
            <text:p>4948.333</text:p>
          </table:table-cell>
          <table:table-cell table:formula="of:=[.J13]+[.H13]" office:value-type="float" office:value="447.016666666667">
            <text:p>447.017</text:p>
          </table:table-cell>
        </table:table-row>
        <table:table-row table:style-name="ro2">
          <table:table-cell office:value-type="float" office:value="3.98">
            <text:p>3.980</text:p>
          </table:table-cell>
          <table:table-cell office:value-type="float" office:value="0.01">
            <text:p>0.010</text:p>
          </table:table-cell>
          <table:table-cell office:value-type="float" office:value="3926">
            <text:p>3926.000</text:p>
          </table:table-cell>
          <table:table-cell office:value-type="float" office:value="1">
            <text:p>1.000</text:p>
          </table:table-cell>
          <table:table-cell table:formula="of:=[.A14]-[.C14]*0.001" office:value-type="float" office:value="0.0539999999999998">
            <text:p>0.054</text:p>
          </table:table-cell>
          <table:table-cell table:formula="of:=[.B14]+0.001*[.D14]" office:value-type="float" office:value="0.011">
            <text:p>0.011</text:p>
          </table:table-cell>
          <table:table-cell table:formula="of:=[.C14]" office:value-type="float" office:value="3926">
            <text:p>3926.000</text:p>
          </table:table-cell>
          <table:table-cell table:formula="of:=ABS([.G14])*(0.05 +ABS([.D14]/[.C14]))" office:value-type="float" office:value="197.3">
            <text:p>197.300</text:p>
          </table:table-cell>
          <table:table-cell table:formula="of:=2*[.G14]/3" office:value-type="float" office:value="2617.33333333333">
            <text:p>2617.333</text:p>
          </table:table-cell>
          <table:table-cell table:formula="of:=ABS([.I14])*(ABS([.H14]/[.G14])+0.1)" office:value-type="float" office:value="393.266666666667">
            <text:p>393.267</text:p>
          </table:table-cell>
          <table:table-cell table:formula="of:=[.G14]+[.I14]" office:value-type="float" office:value="6543.33333333333">
            <text:p>6543.333</text:p>
          </table:table-cell>
          <table:table-cell table:formula="of:=[.J14]+[.H14]" office:value-type="float" office:value="590.566666666667">
            <text:p>590.567</text:p>
          </table:table-cell>
        </table:table-row>
        <table:table-row table:style-name="ro2">
          <table:table-cell office:value-type="float" office:value="5.08">
            <text:p>5.080</text:p>
          </table:table-cell>
          <table:table-cell office:value-type="float" office:value="0.01">
            <text:p>0.010</text:p>
          </table:table-cell>
          <table:table-cell office:value-type="float" office:value="5020">
            <text:p>5020.000</text:p>
          </table:table-cell>
          <table:table-cell office:value-type="float" office:value="10">
            <text:p>10.000</text:p>
          </table:table-cell>
          <table:table-cell table:formula="of:=[.A15]-[.C15]*0.001" office:value-type="float" office:value="0.0599999999999996">
            <text:p>0.060</text:p>
          </table:table-cell>
          <table:table-cell table:formula="of:=[.B15]+0.001*[.D15]" office:value-type="float" office:value="0.02">
            <text:p>0.020</text:p>
          </table:table-cell>
          <table:table-cell table:formula="of:=[.C15]" office:value-type="float" office:value="5020">
            <text:p>5020.000</text:p>
          </table:table-cell>
          <table:table-cell table:formula="of:=ABS([.G15])*(0.05 +ABS([.D15]/[.C15]))" office:value-type="float" office:value="261">
            <text:p>261.000</text:p>
          </table:table-cell>
          <table:table-cell table:formula="of:=2*[.G15]/3" office:value-type="float" office:value="3346.66666666667">
            <text:p>3346.667</text:p>
          </table:table-cell>
          <table:table-cell table:formula="of:=ABS([.I15])*(ABS([.H15]/[.G15])+0.1)" office:value-type="float" office:value="508.666666666667">
            <text:p>508.667</text:p>
          </table:table-cell>
          <table:table-cell table:formula="of:=[.G15]+[.I15]" office:value-type="float" office:value="8366.66666666667">
            <text:p>8366.667</text:p>
          </table:table-cell>
          <table:table-cell table:formula="of:=[.J15]+[.H15]" office:value-type="float" office:value="769.666666666667">
            <text:p>769.667</text:p>
          </table:table-cell>
        </table:table-row>
        <table:table-row table:style-name="ro2">
          <table:table-cell office:value-type="float" office:value="6.04">
            <text:p>6.040</text:p>
          </table:table-cell>
          <table:table-cell office:value-type="float" office:value="0.01">
            <text:p>0.010</text:p>
          </table:table-cell>
          <table:table-cell office:value-type="float" office:value="5970">
            <text:p>5970.000</text:p>
          </table:table-cell>
          <table:table-cell office:value-type="float" office:value="10">
            <text:p>10.000</text:p>
          </table:table-cell>
          <table:table-cell table:formula="of:=[.A16]-[.C16]*0.001" office:value-type="float" office:value="0.0700000000000003">
            <text:p>0.070</text:p>
          </table:table-cell>
          <table:table-cell table:formula="of:=[.B16]+0.001*[.D16]" office:value-type="float" office:value="0.02">
            <text:p>0.020</text:p>
          </table:table-cell>
          <table:table-cell table:formula="of:=[.C16]" office:value-type="float" office:value="5970">
            <text:p>5970.000</text:p>
          </table:table-cell>
          <table:table-cell table:formula="of:=ABS([.G16])*(0.05 +ABS([.D16]/[.C16]))" office:value-type="float" office:value="308.5">
            <text:p>308.500</text:p>
          </table:table-cell>
          <table:table-cell table:formula="of:=2*[.G16]/3" office:value-type="float" office:value="3980">
            <text:p>3980.000</text:p>
          </table:table-cell>
          <table:table-cell table:formula="of:=ABS([.I16])*(ABS([.H16]/[.G16])+0.1)" office:value-type="float" office:value="603.666666666667">
            <text:p>603.667</text:p>
          </table:table-cell>
          <table:table-cell table:formula="of:=[.G16]+[.I16]" office:value-type="float" office:value="9950">
            <text:p>9950.000</text:p>
          </table:table-cell>
          <table:table-cell table:formula="of:=[.J16]+[.H16]" office:value-type="float" office:value="912.166666666667">
            <text:p>912.167</text:p>
          </table:table-cell>
        </table:table-row>
        <table:table-row table:style-name="ro2">
          <table:table-cell office:value-type="float" office:value="7.2">
            <text:p>7.200</text:p>
          </table:table-cell>
          <table:table-cell office:value-type="float" office:value="0.01">
            <text:p>0.010</text:p>
          </table:table-cell>
          <table:table-cell office:value-type="float" office:value="7120">
            <text:p>7120.000</text:p>
          </table:table-cell>
          <table:table-cell office:value-type="float" office:value="10">
            <text:p>10.000</text:p>
          </table:table-cell>
          <table:table-cell table:formula="of:=[.A17]-[.C17]*0.001" office:value-type="float" office:value="0.0800000000000001">
            <text:p>0.080</text:p>
          </table:table-cell>
          <table:table-cell table:formula="of:=[.B17]+0.001*[.D17]" office:value-type="float" office:value="0.02">
            <text:p>0.020</text:p>
          </table:table-cell>
          <table:table-cell table:formula="of:=[.C17]" office:value-type="float" office:value="7120">
            <text:p>7120.000</text:p>
          </table:table-cell>
          <table:table-cell table:formula="of:=ABS([.G17])*(0.05 +ABS([.D17]/[.C17]))" office:value-type="float" office:value="366">
            <text:p>366.000</text:p>
          </table:table-cell>
          <table:table-cell table:formula="of:=2*[.G17]/3" office:value-type="float" office:value="4746.66666666667">
            <text:p>4746.667</text:p>
          </table:table-cell>
          <table:table-cell table:formula="of:=ABS([.I17])*(ABS([.H17]/[.G17])+0.1)" office:value-type="float" office:value="718.666666666667">
            <text:p>718.667</text:p>
          </table:table-cell>
          <table:table-cell table:formula="of:=[.G17]+[.I17]" office:value-type="float" office:value="11866.6666666667">
            <text:p>11866.667</text:p>
          </table:table-cell>
          <table:table-cell table:formula="of:=[.J17]+[.H17]" office:value-type="float" office:value="1084.66666666667">
            <text:p>1084.667</text:p>
          </table:table-cell>
        </table:table-row>
        <table:table-row table:style-name="ro2">
          <table:table-cell office:value-type="float" office:value="8.33">
            <text:p>8.330</text:p>
          </table:table-cell>
          <table:table-cell office:value-type="float" office:value="0.01">
            <text:p>0.010</text:p>
          </table:table-cell>
          <table:table-cell office:value-type="float" office:value="8250">
            <text:p>8250.000</text:p>
          </table:table-cell>
          <table:table-cell office:value-type="float" office:value="10">
            <text:p>10.000</text:p>
          </table:table-cell>
          <table:table-cell table:formula="of:=[.A18]-[.C18]*0.001" office:value-type="float" office:value="0.0800000000000001">
            <text:p>0.080</text:p>
          </table:table-cell>
          <table:table-cell table:formula="of:=[.B18]+0.001*[.D18]" office:value-type="float" office:value="0.02">
            <text:p>0.020</text:p>
          </table:table-cell>
          <table:table-cell table:formula="of:=[.C18]" office:value-type="float" office:value="8250">
            <text:p>8250.000</text:p>
          </table:table-cell>
          <table:table-cell table:formula="of:=ABS([.G18])*(0.05 +ABS([.D18]/[.C18]))" office:value-type="float" office:value="422.5">
            <text:p>422.500</text:p>
          </table:table-cell>
          <table:table-cell table:formula="of:=2*[.G18]/3" office:value-type="float" office:value="5500">
            <text:p>5500.000</text:p>
          </table:table-cell>
          <table:table-cell table:formula="of:=ABS([.I18])*(ABS([.H18]/[.G18])+0.1)" office:value-type="float" office:value="831.666666666667">
            <text:p>831.667</text:p>
          </table:table-cell>
          <table:table-cell table:formula="of:=[.G18]+[.I18]" office:value-type="float" office:value="13750">
            <text:p>13750.000</text:p>
          </table:table-cell>
          <table:table-cell table:formula="of:=[.J18]+[.H18]" office:value-type="float" office:value="1254.16666666667">
            <text:p>1254.167</text:p>
          </table:table-cell>
        </table:table-row>
        <table:table-row table:style-name="ro2">
          <table:table-cell office:value-type="float" office:value="9.28">
            <text:p>9.280</text:p>
          </table:table-cell>
          <table:table-cell office:value-type="float" office:value="0.1">
            <text:p>0.100</text:p>
          </table:table-cell>
          <table:table-cell office:value-type="float" office:value="9200">
            <text:p>9200.000</text:p>
          </table:table-cell>
          <table:table-cell office:value-type="float" office:value="10">
            <text:p>10.000</text:p>
          </table:table-cell>
          <table:table-cell table:formula="of:=[.A19]-[.C19]*0.001" office:value-type="float" office:value="0.0799999999999983">
            <text:p>0.080</text:p>
          </table:table-cell>
          <table:table-cell table:formula="of:=[.B19]+0.001*[.D19]" office:value-type="float" office:value="0.11">
            <text:p>0.110</text:p>
          </table:table-cell>
          <table:table-cell table:formula="of:=[.C19]" office:value-type="float" office:value="9200">
            <text:p>9200.000</text:p>
          </table:table-cell>
          <table:table-cell table:formula="of:=ABS([.G19])*(0.05 +ABS([.D19]/[.C19]))" office:value-type="float" office:value="470">
            <text:p>470.000</text:p>
          </table:table-cell>
          <table:table-cell table:formula="of:=2*[.G19]/3" office:value-type="float" office:value="6133.33333333333">
            <text:p>6133.333</text:p>
          </table:table-cell>
          <table:table-cell table:formula="of:=ABS([.I19])*(ABS([.H19]/[.G19])+0.1)" office:value-type="float" office:value="926.666666666667">
            <text:p>926.667</text:p>
          </table:table-cell>
          <table:table-cell table:formula="of:=[.G19]+[.I19]" office:value-type="float" office:value="15333.3333333333">
            <text:p>15333.333</text:p>
          </table:table-cell>
          <table:table-cell table:formula="of:=[.J19]+[.H19]" office:value-type="float" office:value="1396.66666666667">
            <text:p>1396.667</text:p>
          </table:table-cell>
        </table:table-row>
        <table:table-row table:style-name="ro2">
          <table:table-cell office:value-type="float" office:value="10.05">
            <text:p>10.050</text:p>
          </table:table-cell>
          <table:table-cell office:value-type="float" office:value="0.01">
            <text:p>0.010</text:p>
          </table:table-cell>
          <table:table-cell office:value-type="float" office:value="9960">
            <text:p>9960.000</text:p>
          </table:table-cell>
          <table:table-cell office:value-type="float" office:value="10">
            <text:p>10.000</text:p>
          </table:table-cell>
          <table:table-cell table:formula="of:=[.A20]-[.C20]*0.001" office:value-type="float" office:value="0.0899999999999999">
            <text:p>0.090</text:p>
          </table:table-cell>
          <table:table-cell table:formula="of:=[.B20]+0.001*[.D20]" office:value-type="float" office:value="0.02">
            <text:p>0.020</text:p>
          </table:table-cell>
          <table:table-cell table:formula="of:=[.C20]" office:value-type="float" office:value="9960">
            <text:p>9960.000</text:p>
          </table:table-cell>
          <table:table-cell table:formula="of:=ABS([.G20])*(0.05 +ABS([.D20]/[.C20]))" office:value-type="float" office:value="508">
            <text:p>508.000</text:p>
          </table:table-cell>
          <table:table-cell table:formula="of:=2*[.G20]/3" office:value-type="float" office:value="6640">
            <text:p>6640.000</text:p>
          </table:table-cell>
          <table:table-cell table:formula="of:=ABS([.I20])*(ABS([.H20]/[.G20])+0.1)" office:value-type="float" office:value="1002.66666666667">
            <text:p>1002.667</text:p>
          </table:table-cell>
          <table:table-cell table:formula="of:=[.G20]+[.I20]" office:value-type="float" office:value="16600">
            <text:p>16600.000</text:p>
          </table:table-cell>
          <table:table-cell table:formula="of:=[.J20]+[.H20]" office:value-type="float" office:value="1510.66666666667">
            <text:p>1510.667</text:p>
          </table:table-cell>
        </table:table-row>
        <table:table-row table:style-name="ro2">
          <table:table-cell office:value-type="float" office:value="-10.05">
            <text:p>-10.050</text:p>
          </table:table-cell>
          <table:table-cell office:value-type="float" office:value="0.01">
            <text:p>0.010</text:p>
          </table:table-cell>
          <table:table-cell office:value-type="float" office:value="-5850">
            <text:p>-5850.000</text:p>
          </table:table-cell>
          <table:table-cell office:value-type="float" office:value="10">
            <text:p>10.000</text:p>
          </table:table-cell>
          <table:table-cell table:formula="of:=[.A21]-[.C21]*0.001" office:value-type="float" office:value="-4.2">
            <text:p>-4.200</text:p>
          </table:table-cell>
          <table:table-cell table:formula="of:=[.B21]+0.001*[.D21]" office:value-type="float" office:value="0.02">
            <text:p>0.020</text:p>
          </table:table-cell>
          <table:table-cell table:formula="of:=[.C21]" office:value-type="float" office:value="-5850">
            <text:p>-5850.000</text:p>
          </table:table-cell>
          <table:table-cell table:formula="of:=ABS([.G21])*(0.05 +ABS([.D21]/[.C21]))" office:value-type="float" office:value="302.5">
            <text:p>302.500</text:p>
          </table:table-cell>
          <table:table-cell table:formula="of:=2*[.G21]/3" office:value-type="float" office:value="-3900">
            <text:p>-3900.000</text:p>
          </table:table-cell>
          <table:table-cell table:formula="of:=ABS([.I21])*(ABS([.H21]/[.G21])+0.1)" office:value-type="float" office:value="591.666666666667">
            <text:p>591.667</text:p>
          </table:table-cell>
          <table:table-cell table:formula="of:=[.G21]+[.I21]" office:value-type="float" office:value="-9750">
            <text:p>-9750.000</text:p>
          </table:table-cell>
          <table:table-cell table:formula="of:=[.J21]+[.H21]" office:value-type="float" office:value="894.166666666667">
            <text:p>894.167</text:p>
          </table:table-cell>
        </table:table-row>
        <table:table-row table:style-name="ro2">
          <table:table-cell office:value-type="float" office:value="-9.01">
            <text:p>-9.010</text:p>
          </table:table-cell>
          <table:table-cell office:value-type="float" office:value="0.01">
            <text:p>0.010</text:p>
          </table:table-cell>
          <table:table-cell office:value-type="float" office:value="-5320">
            <text:p>-5320.000</text:p>
          </table:table-cell>
          <table:table-cell office:value-type="float" office:value="10">
            <text:p>10.000</text:p>
          </table:table-cell>
          <table:table-cell table:formula="of:=[.A22]-[.C22]*0.001" office:value-type="float" office:value="-3.69">
            <text:p>-3.690</text:p>
          </table:table-cell>
          <table:table-cell table:formula="of:=[.B22]+0.001*[.D22]" office:value-type="float" office:value="0.02">
            <text:p>0.020</text:p>
          </table:table-cell>
          <table:table-cell table:formula="of:=[.C22]" office:value-type="float" office:value="-5320">
            <text:p>-5320.000</text:p>
          </table:table-cell>
          <table:table-cell table:formula="of:=ABS([.G22])*(0.05 +ABS([.D22]/[.C22]))" office:value-type="float" office:value="276">
            <text:p>276.000</text:p>
          </table:table-cell>
          <table:table-cell table:formula="of:=2*[.G22]/3" office:value-type="float" office:value="-3546.66666666667">
            <text:p>-3546.667</text:p>
          </table:table-cell>
          <table:table-cell table:formula="of:=ABS([.I22])*(ABS([.H22]/[.G22])+0.1)" office:value-type="float" office:value="538.666666666667">
            <text:p>538.667</text:p>
          </table:table-cell>
          <table:table-cell table:formula="of:=[.G22]+[.I22]" office:value-type="float" office:value="-8866.66666666667">
            <text:p>-8866.667</text:p>
          </table:table-cell>
          <table:table-cell table:formula="of:=[.J22]+[.H22]" office:value-type="float" office:value="814.666666666667">
            <text:p>814.667</text:p>
          </table:table-cell>
        </table:table-row>
        <table:table-row table:style-name="ro2">
          <table:table-cell office:value-type="float" office:value="-8.06">
            <text:p>-8.060</text:p>
          </table:table-cell>
          <table:table-cell office:value-type="float" office:value="0.01">
            <text:p>0.010</text:p>
          </table:table-cell>
          <table:table-cell office:value-type="float" office:value="-4830">
            <text:p>-4830.000</text:p>
          </table:table-cell>
          <table:table-cell office:value-type="float" office:value="10">
            <text:p>10.000</text:p>
          </table:table-cell>
          <table:table-cell table:formula="of:=[.A23]-[.C23]*0.001" office:value-type="float" office:value="-3.23">
            <text:p>-3.230</text:p>
          </table:table-cell>
          <table:table-cell table:formula="of:=[.B23]+0.001*[.D23]" office:value-type="float" office:value="0.02">
            <text:p>0.020</text:p>
          </table:table-cell>
          <table:table-cell table:formula="of:=[.C23]" office:value-type="float" office:value="-4830">
            <text:p>-4830.000</text:p>
          </table:table-cell>
          <table:table-cell table:formula="of:=ABS([.G23])*(0.05 +ABS([.D23]/[.C23]))" office:value-type="float" office:value="251.5">
            <text:p>251.500</text:p>
          </table:table-cell>
          <table:table-cell table:formula="of:=2*[.G23]/3" office:value-type="float" office:value="-3220">
            <text:p>-3220.000</text:p>
          </table:table-cell>
          <table:table-cell table:formula="of:=ABS([.I23])*(ABS([.H23]/[.G23])+0.1)" office:value-type="float" office:value="489.666666666667">
            <text:p>489.667</text:p>
          </table:table-cell>
          <table:table-cell table:formula="of:=[.G23]+[.I23]" office:value-type="float" office:value="-8050">
            <text:p>-8050.000</text:p>
          </table:table-cell>
          <table:table-cell table:formula="of:=[.J23]+[.H23]" office:value-type="float" office:value="741.166666666667">
            <text:p>741.167</text:p>
          </table:table-cell>
        </table:table-row>
        <table:table-row table:style-name="ro2">
          <table:table-cell office:value-type="float" office:value="-7.07">
            <text:p>-7.070</text:p>
          </table:table-cell>
          <table:table-cell office:value-type="float" office:value="0.01">
            <text:p>0.010</text:p>
          </table:table-cell>
          <table:table-cell office:value-type="float" office:value="-4340">
            <text:p>-4340.000</text:p>
          </table:table-cell>
          <table:table-cell office:value-type="float" office:value="10">
            <text:p>10.000</text:p>
          </table:table-cell>
          <table:table-cell table:formula="of:=[.A24]-[.C24]*0.001" office:value-type="float" office:value="-2.73">
            <text:p>-2.730</text:p>
          </table:table-cell>
          <table:table-cell table:formula="of:=[.B24]+0.001*[.D24]" office:value-type="float" office:value="0.02">
            <text:p>0.020</text:p>
          </table:table-cell>
          <table:table-cell table:formula="of:=[.C24]" office:value-type="float" office:value="-4340">
            <text:p>-4340.000</text:p>
          </table:table-cell>
          <table:table-cell table:formula="of:=ABS([.G24])*(0.05 +ABS([.D24]/[.C24]))" office:value-type="float" office:value="227">
            <text:p>227.000</text:p>
          </table:table-cell>
          <table:table-cell table:formula="of:=2*[.G24]/3" office:value-type="float" office:value="-2893.33333333333">
            <text:p>-2893.333</text:p>
          </table:table-cell>
          <table:table-cell table:formula="of:=ABS([.I24])*(ABS([.H24]/[.G24])+0.1)" office:value-type="float" office:value="440.666666666667">
            <text:p>440.667</text:p>
          </table:table-cell>
          <table:table-cell table:formula="of:=[.G24]+[.I24]" office:value-type="float" office:value="-7233.33333333333">
            <text:p>-7233.333</text:p>
          </table:table-cell>
          <table:table-cell table:formula="of:=[.J24]+[.H24]" office:value-type="float" office:value="667.666666666667">
            <text:p>667.667</text:p>
          </table:table-cell>
        </table:table-row>
        <table:table-row table:style-name="ro2">
          <table:table-cell office:value-type="float" office:value="-6.07">
            <text:p>-6.070</text:p>
          </table:table-cell>
          <table:table-cell office:value-type="float" office:value="0.01">
            <text:p>0.010</text:p>
          </table:table-cell>
          <table:table-cell office:value-type="float" office:value="-3840">
            <text:p>-3840.000</text:p>
          </table:table-cell>
          <table:table-cell office:value-type="float" office:value="10">
            <text:p>10.000</text:p>
          </table:table-cell>
          <table:table-cell table:formula="of:=[.A25]-[.C25]*0.001" office:value-type="float" office:value="-2.23">
            <text:p>-2.230</text:p>
          </table:table-cell>
          <table:table-cell table:formula="of:=[.B25]+0.001*[.D25]" office:value-type="float" office:value="0.02">
            <text:p>0.020</text:p>
          </table:table-cell>
          <table:table-cell table:formula="of:=[.C25]" office:value-type="float" office:value="-3840">
            <text:p>-3840.000</text:p>
          </table:table-cell>
          <table:table-cell table:formula="of:=ABS([.G25])*(0.05 +ABS([.D25]/[.C25]))" office:value-type="float" office:value="202">
            <text:p>202.000</text:p>
          </table:table-cell>
          <table:table-cell table:formula="of:=2*[.G25]/3" office:value-type="float" office:value="-2560">
            <text:p>-2560.000</text:p>
          </table:table-cell>
          <table:table-cell table:formula="of:=ABS([.I25])*(ABS([.H25]/[.G25])+0.1)" office:value-type="float" office:value="390.666666666667">
            <text:p>390.667</text:p>
          </table:table-cell>
          <table:table-cell table:formula="of:=[.G25]+[.I25]" office:value-type="float" office:value="-6400">
            <text:p>-6400.000</text:p>
          </table:table-cell>
          <table:table-cell table:formula="of:=[.J25]+[.H25]" office:value-type="float" office:value="592.666666666667">
            <text:p>592.667</text:p>
          </table:table-cell>
        </table:table-row>
        <table:table-row table:style-name="ro2">
          <table:table-cell office:value-type="float" office:value="-5.11">
            <text:p>-5.110</text:p>
          </table:table-cell>
          <table:table-cell office:value-type="float" office:value="0.01">
            <text:p>0.010</text:p>
          </table:table-cell>
          <table:table-cell office:value-type="float" office:value="-3390">
            <text:p>-3390.000</text:p>
          </table:table-cell>
          <table:table-cell office:value-type="float" office:value="5">
            <text:p>5.000</text:p>
          </table:table-cell>
          <table:table-cell table:formula="of:=[.A26]-[.C26]*0.001" office:value-type="float" office:value="-1.72">
            <text:p>-1.720</text:p>
          </table:table-cell>
          <table:table-cell table:formula="of:=[.B26]+0.001*[.D26]" office:value-type="float" office:value="0.015">
            <text:p>0.015</text:p>
          </table:table-cell>
          <table:table-cell table:formula="of:=[.C26]" office:value-type="float" office:value="-3390">
            <text:p>-3390.000</text:p>
          </table:table-cell>
          <table:table-cell table:formula="of:=ABS([.G26])*(0.05 +ABS([.D26]/[.C26]))" office:value-type="float" office:value="174.5">
            <text:p>174.500</text:p>
          </table:table-cell>
          <table:table-cell table:formula="of:=2*[.G26]/3" office:value-type="float" office:value="-2260">
            <text:p>-2260.000</text:p>
          </table:table-cell>
          <table:table-cell table:formula="of:=ABS([.I26])*(ABS([.H26]/[.G26])+0.1)" office:value-type="float" office:value="342.333333333333">
            <text:p>342.333</text:p>
          </table:table-cell>
          <table:table-cell table:formula="of:=[.G26]+[.I26]" office:value-type="float" office:value="-5650">
            <text:p>-5650.000</text:p>
          </table:table-cell>
          <table:table-cell table:formula="of:=[.J26]+[.H26]" office:value-type="float" office:value="516.833333333333">
            <text:p>516.833</text:p>
          </table:table-cell>
        </table:table-row>
        <table:table-row table:style-name="ro2">
          <table:table-cell office:value-type="float" office:value="-4.01">
            <text:p>-4.010</text:p>
          </table:table-cell>
          <table:table-cell office:value-type="float" office:value="0.01">
            <text:p>0.010</text:p>
          </table:table-cell>
          <table:table-cell office:value-type="float" office:value="-2858">
            <text:p>-2858.000</text:p>
          </table:table-cell>
          <table:table-cell office:value-type="float" office:value="5">
            <text:p>5.000</text:p>
          </table:table-cell>
          <table:table-cell table:formula="of:=[.A27]-[.C27]*0.001" office:value-type="float" office:value="-1.152">
            <text:p>-1.152</text:p>
          </table:table-cell>
          <table:table-cell table:formula="of:=[.B27]+0.001*[.D27]" office:value-type="float" office:value="0.015">
            <text:p>0.015</text:p>
          </table:table-cell>
          <table:table-cell table:formula="of:=[.C27]" office:value-type="float" office:value="-2858">
            <text:p>-2858.000</text:p>
          </table:table-cell>
          <table:table-cell table:formula="of:=ABS([.G27])*(0.05 +ABS([.D27]/[.C27]))" office:value-type="float" office:value="147.9">
            <text:p>147.900</text:p>
          </table:table-cell>
          <table:table-cell table:formula="of:=2*[.G27]/3" office:value-type="float" office:value="-1905.33333333333">
            <text:p>-1905.333</text:p>
          </table:table-cell>
          <table:table-cell table:formula="of:=ABS([.I27])*(ABS([.H27]/[.G27])+0.1)" office:value-type="float" office:value="289.133333333333">
            <text:p>289.133</text:p>
          </table:table-cell>
          <table:table-cell table:formula="of:=[.G27]+[.I27]" office:value-type="float" office:value="-4763.33333333333">
            <text:p>-4763.333</text:p>
          </table:table-cell>
          <table:table-cell table:formula="of:=[.J27]+[.H27]" office:value-type="float" office:value="437.033333333333">
            <text:p>437.033</text:p>
          </table:table-cell>
        </table:table-row>
        <table:table-row table:style-name="ro2">
          <table:table-cell office:value-type="float" office:value="-3.008">
            <text:p>-3.008</text:p>
          </table:table-cell>
          <table:table-cell office:value-type="float" office:value="0.001">
            <text:p>0.001</text:p>
          </table:table-cell>
          <table:table-cell office:value-type="float" office:value="-2350">
            <text:p>-2350.000</text:p>
          </table:table-cell>
          <table:table-cell office:value-type="float" office:value="5">
            <text:p>5.000</text:p>
          </table:table-cell>
          <table:table-cell table:formula="of:=[.A28]-[.C28]*0.001" office:value-type="float" office:value="-0.658">
            <text:p>-0.658</text:p>
          </table:table-cell>
          <table:table-cell table:formula="of:=[.B28]+0.001*[.D28]" office:value-type="float" office:value="0.006">
            <text:p>0.006</text:p>
          </table:table-cell>
          <table:table-cell table:formula="of:=[.C28]" office:value-type="float" office:value="-2350">
            <text:p>-2350.000</text:p>
          </table:table-cell>
          <table:table-cell table:formula="of:=ABS([.G28])*(0.05 +ABS([.D28]/[.C28]))" office:value-type="float" office:value="122.5">
            <text:p>122.500</text:p>
          </table:table-cell>
          <table:table-cell table:formula="of:=2*[.G28]/3" office:value-type="float" office:value="-1566.66666666667">
            <text:p>-1566.667</text:p>
          </table:table-cell>
          <table:table-cell table:formula="of:=ABS([.I28])*(ABS([.H28]/[.G28])+0.1)" office:value-type="float" office:value="238.333333333333">
            <text:p>238.333</text:p>
          </table:table-cell>
          <table:table-cell table:formula="of:=[.G28]+[.I28]" office:value-type="float" office:value="-3916.66666666667">
            <text:p>-3916.667</text:p>
          </table:table-cell>
          <table:table-cell table:formula="of:=[.J28]+[.H28]" office:value-type="float" office:value="360.833333333333">
            <text:p>360.833</text:p>
          </table:table-cell>
        </table:table-row>
        <table:table-row table:style-name="ro2">
          <table:table-cell office:value-type="float" office:value="-1.966">
            <text:p>-1.966</text:p>
          </table:table-cell>
          <table:table-cell office:value-type="float" office:value="0.001">
            <text:p>0.001</text:p>
          </table:table-cell>
          <table:table-cell office:value-type="float" office:value="-1740">
            <text:p>-1740.000</text:p>
          </table:table-cell>
          <table:table-cell office:value-type="float" office:value="2">
            <text:p>2.000</text:p>
          </table:table-cell>
          <table:table-cell table:formula="of:=[.A29]-[.C29]*0.001" office:value-type="float" office:value="-0.226">
            <text:p>-0.226</text:p>
          </table:table-cell>
          <table:table-cell table:formula="of:=[.B29]+0.001*[.D29]" office:value-type="float" office:value="0.003">
            <text:p>0.003</text:p>
          </table:table-cell>
          <table:table-cell table:formula="of:=[.C29]" office:value-type="float" office:value="-1740">
            <text:p>-1740.000</text:p>
          </table:table-cell>
          <table:table-cell table:formula="of:=ABS([.G29])*(0.05 +ABS([.D29]/[.C29]))" office:value-type="float" office:value="89">
            <text:p>89.000</text:p>
          </table:table-cell>
          <table:table-cell table:formula="of:=2*[.G29]/3" office:value-type="float" office:value="-1160">
            <text:p>-1160.000</text:p>
          </table:table-cell>
          <table:table-cell table:formula="of:=ABS([.I29])*(ABS([.H29]/[.G29])+0.1)" office:value-type="float" office:value="175.333333333333">
            <text:p>175.333</text:p>
          </table:table-cell>
          <table:table-cell table:formula="of:=[.G29]+[.I29]" office:value-type="float" office:value="-2900">
            <text:p>-2900.000</text:p>
          </table:table-cell>
          <table:table-cell table:formula="of:=[.J29]+[.H29]" office:value-type="float" office:value="264.333333333333">
            <text:p>264.333</text:p>
          </table:table-cell>
        </table:table-row>
        <table:table-row table:style-name="ro2">
          <table:table-cell office:value-type="float" office:value="-0.962">
            <text:p>-0.962</text:p>
          </table:table-cell>
          <table:table-cell office:value-type="float" office:value="0.001">
            <text:p>0.001</text:p>
          </table:table-cell>
          <table:table-cell office:value-type="float" office:value="-921">
            <text:p>-921.000</text:p>
          </table:table-cell>
          <table:table-cell office:value-type="float" office:value="1">
            <text:p>1.000</text:p>
          </table:table-cell>
          <table:table-cell table:formula="of:=[.A30]-[.C30]*0.001" office:value-type="float" office:value="-0.0409999999999999">
            <text:p>-0.041</text:p>
          </table:table-cell>
          <table:table-cell table:formula="of:=[.B30]+0.001*[.D30]" office:value-type="float" office:value="0.002">
            <text:p>0.002</text:p>
          </table:table-cell>
          <table:table-cell table:formula="of:=[.C30]" office:value-type="float" office:value="-921">
            <text:p>-921.000</text:p>
          </table:table-cell>
          <table:table-cell table:formula="of:=ABS([.G30])*(0.05 +ABS([.D30]/[.C30]))" office:value-type="float" office:value="47.05">
            <text:p>47.050</text:p>
          </table:table-cell>
          <table:table-cell table:formula="of:=2*[.G30]/3" office:value-type="float" office:value="-614">
            <text:p>-614.000</text:p>
          </table:table-cell>
          <table:table-cell table:formula="of:=ABS([.I30])*(ABS([.H30]/[.G30])+0.1)" office:value-type="float" office:value="92.7666666666667">
            <text:p>92.767</text:p>
          </table:table-cell>
          <table:table-cell table:formula="of:=[.G30]+[.I30]" office:value-type="float" office:value="-1535">
            <text:p>-1535.000</text:p>
          </table:table-cell>
          <table:table-cell table:formula="of:=[.J30]+[.H30]" office:value-type="float" office:value="139.816666666667">
            <text:p>139.817</text:p>
          </table:table-cell>
        </table:table-row>
        <table:table-row table:style-name="ro2">
          <table:table-cell office:value-type="float" office:value="-0.452">
            <text:p>-0.452</text:p>
          </table:table-cell>
          <table:table-cell office:value-type="float" office:value="0.001">
            <text:p>0.001</text:p>
          </table:table-cell>
          <table:table-cell office:value-type="float" office:value="-436">
            <text:p>-436.000</text:p>
          </table:table-cell>
          <table:table-cell office:value-type="float" office:value="1">
            <text:p>1.000</text:p>
          </table:table-cell>
          <table:table-cell table:formula="of:=[.A31]-[.C31]*0.001" office:value-type="float" office:value="-0.016">
            <text:p>-0.016</text:p>
          </table:table-cell>
          <table:table-cell table:formula="of:=[.B31]+0.001*[.D31]" office:value-type="float" office:value="0.002">
            <text:p>0.002</text:p>
          </table:table-cell>
          <table:table-cell table:formula="of:=[.C31]" office:value-type="float" office:value="-436">
            <text:p>-436.000</text:p>
          </table:table-cell>
          <table:table-cell table:formula="of:=ABS([.G31])*(0.05 +ABS([.D31]/[.C31]))" office:value-type="float" office:value="22.8">
            <text:p>22.800</text:p>
          </table:table-cell>
          <table:table-cell table:formula="of:=2*[.G31]/3" office:value-type="float" office:value="-290.666666666667">
            <text:p>-290.667</text:p>
          </table:table-cell>
          <table:table-cell table:formula="of:=ABS([.I31])*(ABS([.H31]/[.G31])+0.1)" office:value-type="float" office:value="44.2666666666667">
            <text:p>44.267</text:p>
          </table:table-cell>
          <table:table-cell table:formula="of:=[.G31]+[.I31]" office:value-type="float" office:value="-726.666666666667">
            <text:p>-726.667</text:p>
          </table:table-cell>
          <table:table-cell table:formula="of:=[.J31]+[.H31]" office:value-type="float" office:value="67.0666666666667">
            <text:p>67.067</text:p>
          </table:table-cell>
        </table:table-row>
        <table:table-row table:style-name="ro2">
          <table:table-cell office:value-type="float" office:value="-0.286">
            <text:p>-0.286</text:p>
          </table:table-cell>
          <table:table-cell office:value-type="float" office:value="0.001">
            <text:p>0.001</text:p>
          </table:table-cell>
          <table:table-cell office:value-type="float" office:value="-277.6">
            <text:p>-277.600</text:p>
          </table:table-cell>
          <table:table-cell office:value-type="float" office:value="0.5">
            <text:p>0.500</text:p>
          </table:table-cell>
          <table:table-cell table:formula="of:=[.A32]-[.C32]*0.001" office:value-type="float" office:value="-0.00840000000000002">
            <text:p>-0.008</text:p>
          </table:table-cell>
          <table:table-cell table:formula="of:=[.B32]+0.001*[.D32]" office:value-type="float" office:value="0.0015">
            <text:p>0.002</text:p>
          </table:table-cell>
          <table:table-cell table:formula="of:=[.C32]" office:value-type="float" office:value="-277.6">
            <text:p>-277.600</text:p>
          </table:table-cell>
          <table:table-cell table:formula="of:=ABS([.G32])*(0.05 +ABS([.D32]/[.C32]))" office:value-type="float" office:value="14.38">
            <text:p>14.380</text:p>
          </table:table-cell>
          <table:table-cell table:formula="of:=2*[.G32]/3" office:value-type="float" office:value="-185.066666666667">
            <text:p>-185.067</text:p>
          </table:table-cell>
          <table:table-cell table:formula="of:=ABS([.I32])*(ABS([.H32]/[.G32])+0.1)" office:value-type="float" office:value="28.0933333333333">
            <text:p>28.093</text:p>
          </table:table-cell>
          <table:table-cell table:formula="of:=[.G32]+[.I32]" office:value-type="float" office:value="-462.666666666667">
            <text:p>-462.667</text:p>
          </table:table-cell>
          <table:table-cell table:formula="of:=[.J32]+[.H32]" office:value-type="float" office:value="42.4733333333333">
            <text:p>42.473</text:p>
          </table:table-cell>
        </table:table-row>
        <table:table-row table:style-name="ro2">
          <table:table-cell office:value-type="float" office:value="-0.149">
            <text:p>-0.149</text:p>
          </table:table-cell>
          <table:table-cell office:value-type="float" office:value="0.001">
            <text:p>0.001</text:p>
          </table:table-cell>
          <table:table-cell office:value-type="float" office:value="-143.9">
            <text:p>-143.900</text:p>
          </table:table-cell>
          <table:table-cell office:value-type="float" office:value="0.5">
            <text:p>0.500</text:p>
          </table:table-cell>
          <table:table-cell table:formula="of:=[.A33]-[.C33]*0.001" office:value-type="float" office:value="-0.00509999999999999">
            <text:p>-0.005</text:p>
          </table:table-cell>
          <table:table-cell table:formula="of:=[.B33]+0.001*[.D33]" office:value-type="float" office:value="0.0015">
            <text:p>0.002</text:p>
          </table:table-cell>
          <table:table-cell table:formula="of:=[.C33]" office:value-type="float" office:value="-143.9">
            <text:p>-143.900</text:p>
          </table:table-cell>
          <table:table-cell table:formula="of:=ABS([.G33])*(0.05 +ABS([.D33]/[.C33]))" office:value-type="float" office:value="7.695">
            <text:p>7.695</text:p>
          </table:table-cell>
          <table:table-cell table:formula="of:=2*[.G33]/3" office:value-type="float" office:value="-95.9333333333333">
            <text:p>-95.933</text:p>
          </table:table-cell>
          <table:table-cell table:formula="of:=ABS([.I33])*(ABS([.H33]/[.G33])+0.1)" office:value-type="float" office:value="14.7233333333333">
            <text:p>14.723</text:p>
          </table:table-cell>
          <table:table-cell table:formula="of:=[.G33]+[.I33]" office:value-type="float" office:value="-239.833333333333">
            <text:p>-239.833</text:p>
          </table:table-cell>
          <table:table-cell table:formula="of:=[.J33]+[.H33]" office:value-type="float" office:value="22.4183333333333">
            <text:p>22.418</text:p>
          </table:table-cell>
        </table:table-row>
        <table:table-row table:style-name="ro2" table:number-rows-repeated="8">
          <table:table-cell table:style-name="Default" table:number-columns-repeated="12"/>
        </table:table-row>
        <table:table-row table:style-name="ro2">
          <table:table-cell table:style-name="Default" table:number-columns-repeated="12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5:54:19</meta:creation-date>
    <dc:date>2014-11-17T02:33:38</dc:date>
    <meta:editing-duration>PT10H30M13S</meta:editing-duration>
    <meta:editing-cycles>5</meta:editing-cycles>
    <meta:generator>LibreOffice/3.5$Linux_X86_64 LibreOffice_project/350m1$Build-2</meta:generator>
    <meta:print-date>2014-11-16T17:02:03</meta:print-date>
    <meta:document-statistic meta:table-count="3" meta:cell-count="900" meta:object-count="0"/>
  </office:meta>
</office:document-meta>
</file>